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language="zxx" fo:country="none" officeooo:paragraph-rsid="00128bde" style:language-asian="zxx" style:country-asian="none" style:language-complex="zxx" style:country-complex="none"/>
    </style:style>
    <style:style style:name="P2" style:family="paragraph" style:parent-style-name="Standard">
      <style:paragraph-properties fo:margin-top="0in" fo:margin-bottom="0in" loext:contextual-spacing="false"/>
      <style:text-properties fo:language="zxx" fo:country="none" officeooo:rsid="0013c97f" officeooo:paragraph-rsid="0013c97f" style:language-asian="zxx" style:country-asian="none" style:language-complex="zxx" style:country-complex="none"/>
    </style:style>
    <style:style style:name="P3" style:family="paragraph" style:parent-style-name="Standard">
      <style:paragraph-properties fo:margin-top="0in" fo:margin-bottom="0in" loext:contextual-spacing="false"/>
      <style:text-properties fo:language="zxx" fo:country="none" officeooo:rsid="00142e7d" officeooo:paragraph-rsid="00142e7d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in" loext:contextual-spacing="false"/>
      <style:text-properties fo:language="zxx" fo:country="none" officeooo:rsid="0016bd81" officeooo:paragraph-rsid="0016bd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in" loext:contextual-spacing="false"/>
      <style:text-properties fo:language="zxx" fo:country="none" officeooo:paragraph-rsid="005719e0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in" loext:contextual-spacing="false"/>
      <style:text-properties fo:language="zxx" fo:country="none" officeooo:paragraph-rsid="005d6607" style:language-asian="zxx" style:country-asian="none" style:language-complex="zxx" style:country-complex="none"/>
    </style:style>
    <style:style style:name="P7" style:family="paragraph" style:parent-style-name="Standard">
      <style:paragraph-properties fo:margin-top="0in" fo:margin-bottom="0in" loext:contextual-spacing="false"/>
      <style:text-properties fo:font-size="11pt" fo:language="zxx" fo:country="none" fo:font-style="italic" officeooo:rsid="00128bde" officeooo:paragraph-rsid="00128bde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TEXT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">
      <style:paragraph-properties fo:margin-top="0in" fo:margin-bottom="0in" loext:contextual-spacing="false"/>
      <style:text-properties fo:language="zxx" fo:country="none" officeooo:paragraph-rsid="00247cf4" style:language-asian="zxx" style:country-asian="none" style:language-complex="zxx" style:country-complex="none"/>
    </style:style>
    <style:style style:name="P10" style:family="paragraph" style:parent-style-name="TEXT">
      <style:paragraph-properties fo:margin-top="0in" fo:margin-bottom="0in" loext:contextual-spacing="false"/>
      <style:text-properties fo:language="zxx" fo:country="none" officeooo:paragraph-rsid="001f7f61" style:language-asian="zxx" style:country-asian="none" style:language-complex="zxx" style:country-complex="none"/>
    </style:style>
    <style:style style:name="P11" style:family="paragraph" style:parent-style-name="TEXT">
      <style:paragraph-properties fo:margin-top="0in" fo:margin-bottom="0in" loext:contextual-spacing="false"/>
      <style:text-properties fo:language="zxx" fo:country="none" officeooo:rsid="00337147" officeooo:paragraph-rsid="00337147" style:language-asian="zxx" style:country-asian="none" style:language-complex="zxx" style:country-complex="none"/>
    </style:style>
    <style:style style:name="P12" style:family="paragraph" style:parent-style-name="TEXT">
      <style:paragraph-properties fo:margin-top="0in" fo:margin-bottom="0in" loext:contextual-spacing="false"/>
      <style:text-properties fo:language="zxx" fo:country="none" officeooo:paragraph-rsid="001e1632" style:language-asian="zxx" style:country-asian="none" style:language-complex="zxx" style:country-complex="none"/>
    </style:style>
    <style:style style:name="P13" style:family="paragraph" style:parent-style-name="TEXT">
      <style:paragraph-properties fo:margin-top="0in" fo:margin-bottom="0in" loext:contextual-spacing="false"/>
      <style:text-properties fo:language="zxx" fo:country="none" officeooo:paragraph-rsid="0021c1e1" style:language-asian="zxx" style:country-asian="none" style:language-complex="zxx" style:country-complex="none"/>
    </style:style>
    <style:style style:name="P14" style:family="paragraph" style:parent-style-name="TEXT">
      <style:paragraph-properties fo:margin-top="0in" fo:margin-bottom="0in" loext:contextual-spacing="false"/>
      <style:text-properties fo:language="zxx" fo:country="none" officeooo:paragraph-rsid="00251aeb" style:language-asian="zxx" style:country-asian="none" style:language-complex="zxx" style:country-complex="none"/>
    </style:style>
    <style:style style:name="P15" style:family="paragraph" style:parent-style-name="TEXT">
      <style:paragraph-properties fo:margin-top="0in" fo:margin-bottom="0in" loext:contextual-spacing="false"/>
      <style:text-properties fo:language="zxx" fo:country="none" officeooo:rsid="001f3440" officeooo:paragraph-rsid="00251aeb" style:language-asian="zxx" style:country-asian="none" style:language-complex="zxx" style:country-complex="none"/>
    </style:style>
    <style:style style:name="P16" style:family="paragraph" style:parent-style-name="TEXT">
      <style:paragraph-properties fo:margin-top="0in" fo:margin-bottom="0in" loext:contextual-spacing="false"/>
      <style:text-properties fo:language="zxx" fo:country="none" officeooo:rsid="001f3440" officeooo:paragraph-rsid="005e6894" style:language-asian="zxx" style:country-asian="none" style:language-complex="zxx" style:country-complex="none"/>
    </style:style>
    <style:style style:name="P17" style:family="paragraph" style:parent-style-name="TEXT">
      <style:paragraph-properties fo:margin-top="0in" fo:margin-bottom="0in" loext:contextual-spacing="false"/>
      <style:text-properties fo:language="zxx" fo:country="none" officeooo:rsid="001cb6d8" officeooo:paragraph-rsid="003b6c0b" style:language-asian="zxx" style:country-asian="none" style:language-complex="zxx" style:country-complex="none"/>
    </style:style>
    <style:style style:name="P18" style:family="paragraph" style:parent-style-name="TEXT">
      <style:paragraph-properties fo:margin-top="0in" fo:margin-bottom="0in" loext:contextual-spacing="false"/>
      <style:text-properties fo:language="zxx" fo:country="none" officeooo:rsid="003ad6b4" officeooo:paragraph-rsid="003ad6b4" style:language-asian="zxx" style:country-asian="none" style:language-complex="zxx" style:country-complex="none"/>
    </style:style>
    <style:style style:name="P19" style:family="paragraph" style:parent-style-name="TEXT">
      <style:paragraph-properties fo:margin-top="0in" fo:margin-bottom="0in" loext:contextual-spacing="false"/>
      <style:text-properties fo:language="zxx" fo:country="none" officeooo:paragraph-rsid="003d483c" style:language-asian="zxx" style:country-asian="none" style:language-complex="zxx" style:country-complex="none"/>
    </style:style>
    <style:style style:name="P20" style:family="paragraph" style:parent-style-name="TEXT">
      <style:paragraph-properties fo:margin-top="0in" fo:margin-bottom="0in" loext:contextual-spacing="false"/>
      <style:text-properties fo:language="zxx" fo:country="none" officeooo:paragraph-rsid="003ad6b4" style:language-asian="zxx" style:country-asian="none" style:language-complex="zxx" style:country-complex="none"/>
    </style:style>
    <style:style style:name="P21" style:family="paragraph" style:parent-style-name="TEXT">
      <style:paragraph-properties fo:margin-top="0in" fo:margin-bottom="0in" loext:contextual-spacing="false"/>
      <style:text-properties fo:language="zxx" fo:country="none" officeooo:paragraph-rsid="003b6c0b" style:language-asian="zxx" style:country-asian="none" style:language-complex="zxx" style:country-complex="none"/>
    </style:style>
    <style:style style:name="P22" style:family="paragraph" style:parent-style-name="TEXT">
      <style:paragraph-properties fo:margin-top="0in" fo:margin-bottom="0in" loext:contextual-spacing="false"/>
      <style:text-properties fo:language="zxx" fo:country="none" officeooo:rsid="003b6c0b" officeooo:paragraph-rsid="003b6c0b" style:language-asian="zxx" style:country-asian="none" style:language-complex="zxx" style:country-complex="none"/>
    </style:style>
    <style:style style:name="P23" style:family="paragraph" style:parent-style-name="TEXT">
      <style:paragraph-properties fo:margin-top="0in" fo:margin-bottom="0in" loext:contextual-spacing="false"/>
      <style:text-properties fo:language="zxx" fo:country="none" officeooo:rsid="003b6c0b" officeooo:paragraph-rsid="003ffdb2" style:language-asian="zxx" style:country-asian="none" style:language-complex="zxx" style:country-complex="none"/>
    </style:style>
    <style:style style:name="P24" style:family="paragraph" style:parent-style-name="TEXT">
      <style:paragraph-properties fo:margin-top="0in" fo:margin-bottom="0in" loext:contextual-spacing="false"/>
      <style:text-properties fo:language="zxx" fo:country="none" officeooo:paragraph-rsid="00418381" style:language-asian="zxx" style:country-asian="none" style:language-complex="zxx" style:country-complex="none"/>
    </style:style>
    <style:style style:name="P25" style:family="paragraph" style:parent-style-name="TEXT">
      <style:paragraph-properties fo:margin-top="0in" fo:margin-bottom="0in" loext:contextual-spacing="false"/>
      <style:text-properties fo:language="zxx" fo:country="none" officeooo:rsid="002dd195" officeooo:paragraph-rsid="005aedb2" style:language-asian="zxx" style:country-asian="none" style:language-complex="zxx" style:country-complex="none"/>
    </style:style>
    <style:style style:name="P26" style:family="paragraph" style:parent-style-name="TEXT">
      <style:paragraph-properties fo:margin-top="0in" fo:margin-bottom="0in" loext:contextual-spacing="false"/>
      <style:text-properties fo:language="zxx" fo:country="none" officeooo:paragraph-rsid="0068566d" style:language-asian="zxx" style:country-asian="none" style:language-complex="zxx" style:country-complex="none"/>
    </style:style>
    <style:style style:name="P27" style:family="paragraph" style:parent-style-name="TEXT">
      <style:paragraph-properties fo:margin-top="0in" fo:margin-bottom="0in" loext:contextual-spacing="false"/>
      <style:text-properties fo:language="zxx" fo:country="none" officeooo:rsid="007b8d99" officeooo:paragraph-rsid="007b8d99" style:language-asian="zxx" style:country-asian="none" style:language-complex="zxx" style:country-complex="none"/>
    </style:style>
    <style:style style:name="P28" style:family="paragraph" style:parent-style-name="TEXT">
      <style:paragraph-properties fo:margin-top="0in" fo:margin-bottom="0in" loext:contextual-spacing="false"/>
      <style:text-properties fo:language="zxx" fo:country="none" fo:font-weight="bold" officeooo:rsid="00376c18" officeooo:paragraph-rsid="00376c18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">
      <style:paragraph-properties fo:margin-top="0in" fo:margin-bottom="0in" loext:contextual-spacing="false"/>
      <style:text-properties fo:language="zxx" fo:country="none" fo:font-weight="bold" officeooo:rsid="003a92fc" officeooo:paragraph-rsid="003ad6b4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EXT">
      <style:paragraph-properties fo:margin-top="0in" fo:margin-bottom="0in" loext:contextual-spacing="false"/>
      <style:text-properties fo:language="zxx" fo:country="none" fo:font-weight="bold" officeooo:rsid="003a92fc" officeooo:paragraph-rsid="0043be04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EXT">
      <style:paragraph-properties fo:margin-top="0in" fo:margin-bottom="0in" loext:contextual-spacing="false"/>
      <style:text-properties fo:language="zxx" fo:country="none" fo:font-weight="bold" officeooo:rsid="0043be04" officeooo:paragraph-rsid="0043be04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">
      <style:paragraph-properties fo:margin-top="0in" fo:margin-bottom="0in" loext:contextual-spacing="false"/>
      <style:text-properties fo:language="zxx" fo:country="none" fo:font-weight="normal" officeooo:rsid="0043be04" officeooo:paragraph-rsid="0043be04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855bf" officeooo:paragraph-rsid="002855b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dd195" officeooo:paragraph-rsid="002e68f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e68ff" officeooo:paragraph-rsid="002e68f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e68ff" officeooo:paragraph-rsid="003a92f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7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normal" officeooo:rsid="0043be04" officeooo:paragraph-rsid="0043be04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8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normal" officeooo:rsid="002e68ff" officeooo:paragraph-rsid="005aedb2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9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1f3440" officeooo:paragraph-rsid="0029cb91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3ad6b4" officeooo:paragraph-rsid="003ad6b4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ffdb2" officeooo:paragraph-rsid="003ffdb2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2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ffdb2" officeooo:paragraph-rsid="00471ad3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3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ffdb2" officeooo:paragraph-rsid="006b3cf4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4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a92fc" officeooo:paragraph-rsid="003ad6b4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5" style:family="paragraph" style:parent-style-name="TEXT">
      <style:paragraph-properties fo:margin-top="0in" fo:margin-bottom="0in" loext:contextual-spacing="false"/>
      <style:text-properties fo:font-size="11pt" fo:font-style="italic" officeooo:rsid="006c29b5" officeooo:paragraph-rsid="006c29b5" style:font-size-asian="9.60000038146973pt" style:font-style-asian="italic" style:font-size-complex="11pt" style:font-style-complex="italic"/>
    </style:style>
    <style:style style:name="P46" style:family="paragraph" style:parent-style-name="TEXT">
      <style:paragraph-properties fo:margin-top="0in" fo:margin-bottom="0in" loext:contextual-spacing="false"/>
      <style:text-properties fo:font-size="11pt" fo:font-style="italic" officeooo:rsid="006ee01b" officeooo:paragraph-rsid="006ee01b" style:font-size-asian="11pt" style:font-style-asian="italic" style:font-size-complex="11pt" style:font-style-complex="italic"/>
    </style:style>
    <style:style style:name="P47" style:family="paragraph" style:parent-style-name="TEXT">
      <style:paragraph-properties fo:margin-top="0in" fo:margin-bottom="0in" loext:contextual-spacing="false"/>
      <style:text-properties officeooo:paragraph-rsid="004e1b53"/>
    </style:style>
    <style:style style:name="P48" style:family="paragraph" style:parent-style-name="TEXT">
      <style:paragraph-properties fo:margin-top="0in" fo:margin-bottom="0in" loext:contextual-spacing="false"/>
      <style:text-properties officeooo:paragraph-rsid="0065ce39"/>
    </style:style>
    <style:style style:name="P49" style:family="paragraph" style:parent-style-name="TEXT">
      <style:paragraph-properties fo:margin-top="0in" fo:margin-bottom="0in" loext:contextual-spacing="false"/>
      <style:text-properties officeooo:rsid="006a1a6d" officeooo:paragraph-rsid="006b3cf4"/>
    </style:style>
    <style:style style:name="P50" style:family="paragraph" style:parent-style-name="TEXT">
      <style:paragraph-properties fo:margin-top="0in" fo:margin-bottom="0in" loext:contextual-spacing="false"/>
      <style:text-properties officeooo:paragraph-rsid="006b3cf4"/>
    </style:style>
    <style:style style:name="P51" style:family="paragraph" style:parent-style-name="TEXT">
      <style:paragraph-properties fo:margin-top="0in" fo:margin-bottom="0in" loext:contextual-spacing="false"/>
      <style:text-properties officeooo:paragraph-rsid="006c29b5"/>
    </style:style>
    <style:style style:name="P52" style:family="paragraph" style:parent-style-name="TEXT">
      <style:paragraph-properties fo:margin-top="0in" fo:margin-bottom="0in" loext:contextual-spacing="false"/>
      <style:text-properties officeooo:rsid="006c29b5" officeooo:paragraph-rsid="006c29b5"/>
    </style:style>
    <style:style style:name="P53" style:family="paragraph" style:parent-style-name="TEXT">
      <style:paragraph-properties fo:margin-top="0in" fo:margin-bottom="0in" loext:contextual-spacing="false"/>
      <style:text-properties officeooo:rsid="006e06b0" officeooo:paragraph-rsid="0070be50"/>
    </style:style>
    <style:style style:name="P54" style:family="paragraph" style:parent-style-name="TEXT">
      <style:paragraph-properties fo:margin-top="0in" fo:margin-bottom="0in" loext:contextual-spacing="false"/>
      <style:text-properties officeooo:paragraph-rsid="006ee01b"/>
    </style:style>
    <style:style style:name="P55" style:family="paragraph" style:parent-style-name="TEXT">
      <style:paragraph-properties fo:margin-top="0in" fo:margin-bottom="0in" loext:contextual-spacing="false"/>
      <style:text-properties fo:font-weight="bold" officeooo:rsid="007e289f" officeooo:paragraph-rsid="007ef34d" style:font-weight-asian="bold" style:font-weight-complex="bold"/>
    </style:style>
    <style:style style:name="P56" style:family="paragraph" style:parent-style-name="TEXT">
      <style:paragraph-properties fo:margin-top="0in" fo:margin-bottom="0in" loext:contextual-spacing="false"/>
      <style:text-properties officeooo:paragraph-rsid="007b8d99"/>
    </style:style>
    <style:style style:name="P57" style:family="paragraph" style:parent-style-name="TEXT">
      <style:paragraph-properties fo:margin-top="0in" fo:margin-bottom="0in" loext:contextual-spacing="false"/>
      <style:text-properties officeooo:rsid="007e289f" officeooo:paragraph-rsid="00827da4"/>
    </style:style>
    <style:style style:name="P58" style:family="paragraph" style:parent-style-name="SUBTEXT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SUBTEXT">
      <style:text-properties fo:language="zxx" fo:country="none" officeooo:paragraph-rsid="002dd195" style:language-asian="zxx" style:country-asian="none" style:language-complex="zxx" style:country-complex="none"/>
    </style:style>
    <style:style style:name="P60" style:family="paragraph" style:parent-style-name="SUBTEXT">
      <style:text-properties fo:language="zxx" fo:country="none" officeooo:paragraph-rsid="005d6607" style:language-asian="zxx" style:country-asian="none" style:language-complex="zxx" style:country-complex="none"/>
    </style:style>
    <style:style style:name="P61" style:family="paragraph" style:parent-style-name="SUBTEXT">
      <style:text-properties fo:language="zxx" fo:country="none" officeooo:paragraph-rsid="00605575" style:language-asian="zxx" style:country-asian="none" style:language-complex="zxx" style:country-complex="none"/>
    </style:style>
    <style:style style:name="P62" style:family="paragraph" style:parent-style-name="TEXT"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TEXT">
      <style:text-properties fo:language="zxx" fo:country="none" officeooo:paragraph-rsid="001cb6d8" style:language-asian="zxx" style:country-asian="none" style:language-complex="zxx" style:country-complex="none"/>
    </style:style>
    <style:style style:name="P64" style:family="paragraph" style:parent-style-name="TEXT">
      <style:text-properties fo:language="zxx" fo:country="none" officeooo:rsid="00247cf4" officeooo:paragraph-rsid="00247cf4" style:language-asian="zxx" style:country-asian="none" style:language-complex="zxx" style:country-complex="none"/>
    </style:style>
    <style:style style:name="P65" style:family="paragraph" style:parent-style-name="TEXT">
      <style:text-properties fo:language="zxx" fo:country="none" officeooo:rsid="00247cf4" officeooo:paragraph-rsid="0068566d" style:language-asian="zxx" style:country-asian="none" style:language-complex="zxx" style:country-complex="none"/>
    </style:style>
    <style:style style:name="P66" style:family="paragraph" style:parent-style-name="TEXT">
      <style:text-properties fo:language="zxx" fo:country="none" officeooo:rsid="001f7f61" officeooo:paragraph-rsid="001f7f61" style:language-asian="zxx" style:country-asian="none" style:language-complex="zxx" style:country-complex="none"/>
    </style:style>
    <style:style style:name="P67" style:family="paragraph" style:parent-style-name="TEXT">
      <style:text-properties fo:language="zxx" fo:country="none" officeooo:paragraph-rsid="00247cf4" style:language-asian="zxx" style:country-asian="none" style:language-complex="zxx" style:country-complex="none"/>
    </style:style>
    <style:style style:name="P68" style:family="paragraph" style:parent-style-name="TEXT">
      <style:text-properties fo:language="zxx" fo:country="none" officeooo:rsid="001cb6d8" officeooo:paragraph-rsid="001cb6d8" style:language-asian="zxx" style:country-asian="none" style:language-complex="zxx" style:country-complex="none"/>
    </style:style>
    <style:style style:name="P69" style:family="paragraph" style:parent-style-name="TEXT">
      <style:text-properties fo:language="zxx" fo:country="none" officeooo:rsid="001cb6d8" officeooo:paragraph-rsid="003b6c0b" style:language-asian="zxx" style:country-asian="none" style:language-complex="zxx" style:country-complex="none"/>
    </style:style>
    <style:style style:name="P70" style:family="paragraph" style:parent-style-name="TEXT">
      <style:text-properties fo:language="zxx" fo:country="none" officeooo:rsid="001cb6d8" officeooo:paragraph-rsid="007193d9" style:language-asian="zxx" style:country-asian="none" style:language-complex="zxx" style:country-complex="none"/>
    </style:style>
    <style:style style:name="P71" style:family="paragraph" style:parent-style-name="TEXT">
      <style:text-properties fo:language="zxx" fo:country="none" officeooo:paragraph-rsid="00337147" style:language-asian="zxx" style:country-asian="none" style:language-complex="zxx" style:country-complex="none"/>
    </style:style>
    <style:style style:name="P72" style:family="paragraph" style:parent-style-name="TEXT">
      <style:text-properties fo:language="zxx" fo:country="none" officeooo:rsid="001cf843" officeooo:paragraph-rsid="001cf843" style:language-asian="zxx" style:country-asian="none" style:language-complex="zxx" style:country-complex="none"/>
    </style:style>
    <style:style style:name="P73" style:family="paragraph" style:parent-style-name="TEXT">
      <style:text-properties fo:language="zxx" fo:country="none" officeooo:rsid="001cf843" officeooo:paragraph-rsid="001e1632" style:language-asian="zxx" style:country-asian="none" style:language-complex="zxx" style:country-complex="none"/>
    </style:style>
    <style:style style:name="P74" style:family="paragraph" style:parent-style-name="TEXT">
      <style:text-properties fo:language="zxx" fo:country="none" officeooo:rsid="001cf843" officeooo:paragraph-rsid="001f7f61" style:language-asian="zxx" style:country-asian="none" style:language-complex="zxx" style:country-complex="none"/>
    </style:style>
    <style:style style:name="P75" style:family="paragraph" style:parent-style-name="TEXT">
      <style:text-properties fo:language="zxx" fo:country="none" officeooo:rsid="0035d8e4" officeooo:paragraph-rsid="0035d8e4" style:language-asian="zxx" style:country-asian="none" style:language-complex="zxx" style:country-complex="none"/>
    </style:style>
    <style:style style:name="P76" style:family="paragraph" style:parent-style-name="TEXT">
      <style:text-properties fo:language="zxx" fo:country="none" officeooo:paragraph-rsid="001e1632" style:language-asian="zxx" style:country-asian="none" style:language-complex="zxx" style:country-complex="none"/>
    </style:style>
    <style:style style:name="P77" style:family="paragraph" style:parent-style-name="TEXT">
      <style:text-properties fo:language="zxx" fo:country="none" officeooo:rsid="001e1632" officeooo:paragraph-rsid="001e1632" style:language-asian="zxx" style:country-asian="none" style:language-complex="zxx" style:country-complex="none"/>
    </style:style>
    <style:style style:name="P78" style:family="paragraph" style:parent-style-name="TEXT">
      <style:text-properties fo:language="zxx" fo:country="none" officeooo:rsid="001e1632" officeooo:paragraph-rsid="0068566d" style:language-asian="zxx" style:country-asian="none" style:language-complex="zxx" style:country-complex="none"/>
    </style:style>
    <style:style style:name="P79" style:family="paragraph" style:parent-style-name="TEXT">
      <style:text-properties fo:language="zxx" fo:country="none" officeooo:rsid="001f3440" officeooo:paragraph-rsid="001f3440" style:language-asian="zxx" style:country-asian="none" style:language-complex="zxx" style:country-complex="none"/>
    </style:style>
    <style:style style:name="P80" style:family="paragraph" style:parent-style-name="TEXT">
      <style:text-properties fo:language="zxx" fo:country="none" officeooo:paragraph-rsid="0021c1e1" style:language-asian="zxx" style:country-asian="none" style:language-complex="zxx" style:country-complex="none"/>
    </style:style>
    <style:style style:name="P81" style:family="paragraph" style:parent-style-name="TEXT">
      <style:text-properties fo:language="zxx" fo:country="none" officeooo:rsid="0020081e" officeooo:paragraph-rsid="0020081e" style:language-asian="zxx" style:country-asian="none" style:language-complex="zxx" style:country-complex="none"/>
    </style:style>
    <style:style style:name="P82" style:family="paragraph" style:parent-style-name="TEXT">
      <style:text-properties fo:language="zxx" fo:country="none" officeooo:rsid="00396e48" officeooo:paragraph-rsid="00396e48" style:language-asian="zxx" style:country-asian="none" style:language-complex="zxx" style:country-complex="none"/>
    </style:style>
    <style:style style:name="P83" style:family="paragraph" style:parent-style-name="TEXT">
      <style:text-properties fo:language="zxx" fo:country="none" officeooo:paragraph-rsid="00396e48" style:language-asian="zxx" style:country-asian="none" style:language-complex="zxx" style:country-complex="none"/>
    </style:style>
    <style:style style:name="P84" style:family="paragraph" style:parent-style-name="TEXT">
      <style:text-properties fo:language="zxx" fo:country="none" officeooo:paragraph-rsid="0026f6d6" style:language-asian="zxx" style:country-asian="none" style:language-complex="zxx" style:country-complex="none"/>
    </style:style>
    <style:style style:name="P85" style:family="paragraph" style:parent-style-name="TEXT">
      <style:text-properties fo:language="zxx" fo:country="none" officeooo:paragraph-rsid="00376c18" style:language-asian="zxx" style:country-asian="none" style:language-complex="zxx" style:country-complex="none"/>
    </style:style>
    <style:style style:name="P86" style:family="paragraph" style:parent-style-name="TEXT">
      <style:text-properties fo:language="zxx" fo:country="none" officeooo:paragraph-rsid="004ac178" style:language-asian="zxx" style:country-asian="none" style:language-complex="zxx" style:country-complex="none"/>
    </style:style>
    <style:style style:name="P87" style:family="paragraph" style:parent-style-name="TEXT">
      <style:text-properties fo:language="zxx" fo:country="none" officeooo:rsid="003d483c" officeooo:paragraph-rsid="003e785f" style:language-asian="zxx" style:country-asian="none" style:language-complex="zxx" style:country-complex="none"/>
    </style:style>
    <style:style style:name="P88" style:family="paragraph" style:parent-style-name="TEXT">
      <style:text-properties fo:language="zxx" fo:country="none" officeooo:rsid="00395ce1" officeooo:paragraph-rsid="007193d9" style:language-asian="zxx" style:country-asian="none" style:language-complex="zxx" style:country-complex="none"/>
    </style:style>
    <style:style style:name="P89" style:family="paragraph" style:parent-style-name="TEXT">
      <style:text-properties fo:language="zxx" fo:country="none" officeooo:rsid="0029cb91" officeooo:paragraph-rsid="007193d9" style:language-asian="zxx" style:country-asian="none" style:language-complex="zxx" style:country-complex="none"/>
    </style:style>
    <style:style style:name="P90" style:family="paragraph" style:parent-style-name="TEXT">
      <style:text-properties fo:language="zxx" fo:country="none" officeooo:rsid="0048ed58" officeooo:paragraph-rsid="0048ed58" style:language-asian="zxx" style:country-asian="none" style:language-complex="zxx" style:country-complex="none"/>
    </style:style>
    <style:style style:name="P91" style:family="paragraph" style:parent-style-name="TEXT">
      <style:text-properties fo:language="zxx" fo:country="none" officeooo:rsid="0048a1db" officeooo:paragraph-rsid="0048a1db" style:language-asian="zxx" style:country-asian="none" style:language-complex="zxx" style:country-complex="none"/>
    </style:style>
    <style:style style:name="P92" style:family="paragraph" style:parent-style-name="TEXT">
      <style:text-properties fo:language="zxx" fo:country="none" officeooo:rsid="004e12e9" officeooo:paragraph-rsid="004e12e9" style:language-asian="zxx" style:country-asian="none" style:language-complex="zxx" style:country-complex="none"/>
    </style:style>
    <style:style style:name="P93" style:family="paragraph" style:parent-style-name="TEXT">
      <style:text-properties fo:language="zxx" fo:country="none" officeooo:rsid="00507fba" officeooo:paragraph-rsid="00507fba" style:language-asian="zxx" style:country-asian="none" style:language-complex="zxx" style:country-complex="none"/>
    </style:style>
    <style:style style:name="P94" style:family="paragraph" style:parent-style-name="TEXT">
      <style:text-properties fo:language="zxx" fo:country="none" officeooo:rsid="0051e3b2" officeooo:paragraph-rsid="0051e3b2" style:language-asian="zxx" style:country-asian="none" style:language-complex="zxx" style:country-complex="none"/>
    </style:style>
    <style:style style:name="P95" style:family="paragraph" style:parent-style-name="TEXT">
      <style:text-properties fo:language="zxx" fo:country="none" officeooo:rsid="00554e79" officeooo:paragraph-rsid="00554e79" style:language-asian="zxx" style:country-asian="none" style:language-complex="zxx" style:country-complex="none"/>
    </style:style>
    <style:style style:name="P96" style:family="paragraph" style:parent-style-name="TEXT">
      <style:text-properties fo:language="zxx" fo:country="none" officeooo:paragraph-rsid="0058b418" style:language-asian="zxx" style:country-asian="none" style:language-complex="zxx" style:country-complex="none"/>
    </style:style>
    <style:style style:name="P97" style:family="paragraph" style:parent-style-name="TEXT">
      <style:text-properties fo:language="zxx" fo:country="none" officeooo:rsid="004c72dc" officeooo:paragraph-rsid="0058c185" style:language-asian="zxx" style:country-asian="none" style:language-complex="zxx" style:country-complex="none"/>
    </style:style>
    <style:style style:name="P98" style:family="paragraph" style:parent-style-name="TEXT">
      <style:text-properties fo:language="zxx" fo:country="none" officeooo:rsid="005a42b7" officeooo:paragraph-rsid="005a42b7" style:language-asian="zxx" style:country-asian="none" style:language-complex="zxx" style:country-complex="none"/>
    </style:style>
    <style:style style:name="P99" style:family="paragraph" style:parent-style-name="TEXT">
      <style:text-properties fo:language="zxx" fo:country="none" officeooo:rsid="005c0e46" officeooo:paragraph-rsid="0068566d" style:language-asian="zxx" style:country-asian="none" style:language-complex="zxx" style:country-complex="none"/>
    </style:style>
    <style:style style:name="P100" style:family="paragraph" style:parent-style-name="TEXT">
      <style:text-properties fo:language="zxx" fo:country="none" officeooo:rsid="00613249" officeooo:paragraph-rsid="00613249" style:language-asian="zxx" style:country-asian="none" style:language-complex="zxx" style:country-complex="none"/>
    </style:style>
    <style:style style:name="P101" style:family="paragraph" style:parent-style-name="TEXT">
      <style:text-properties fo:language="zxx" fo:country="none" officeooo:rsid="002bac72" officeooo:paragraph-rsid="0068566d" style:language-asian="zxx" style:country-asian="none" style:language-complex="zxx" style:country-complex="none"/>
    </style:style>
    <style:style style:name="P102" style:family="paragraph" style:parent-style-name="TEXT">
      <style:text-properties fo:language="zxx" fo:country="none" officeooo:rsid="0068566d" officeooo:paragraph-rsid="0068566d" style:language-asian="zxx" style:country-asian="none" style:language-complex="zxx" style:country-complex="none"/>
    </style:style>
    <style:style style:name="P103" style:family="paragraph" style:parent-style-name="TEXT">
      <style:text-properties fo:language="zxx" fo:country="none" officeooo:paragraph-rsid="0068566d" style:language-asian="zxx" style:country-asian="none" style:language-complex="zxx" style:country-complex="none"/>
    </style:style>
    <style:style style:name="P104" style:family="paragraph" style:parent-style-name="TEXT">
      <style:text-properties fo:language="zxx" fo:country="none" officeooo:rsid="0043be04" officeooo:paragraph-rsid="0043be04" style:language-asian="zxx" style:country-asian="none" style:language-complex="zxx" style:country-complex="none"/>
    </style:style>
    <style:style style:name="P105" style:family="paragraph" style:parent-style-name="TEXT">
      <style:text-properties fo:language="zxx" fo:country="none" officeooo:paragraph-rsid="007193d9" style:language-asian="zxx" style:country-asian="none" style:language-complex="zxx" style:country-complex="none"/>
    </style:style>
    <style:style style:name="P106" style:family="paragraph" style:parent-style-name="TEXT">
      <style:text-properties fo:language="zxx" fo:country="none" officeooo:rsid="00799702" officeooo:paragraph-rsid="00799702" style:language-asian="zxx" style:country-asian="none" style:language-complex="zxx" style:country-complex="none"/>
    </style:style>
    <style:style style:name="P107" style:family="paragraph" style:parent-style-name="TEXT">
      <style:text-properties fo:language="zxx" fo:country="none" officeooo:paragraph-rsid="0065ce39" style:language-asian="zxx" style:country-asian="none" style:language-complex="zxx" style:country-complex="none"/>
    </style:style>
    <style:style style:name="P108" style:family="paragraph" style:parent-style-name="TEXT">
      <style:text-properties fo:language="zxx" fo:country="none" fo:font-weight="normal" officeooo:paragraph-rsid="00251aeb" style:language-asian="zxx" style:country-asian="none" style:font-weight-asian="normal" style:language-complex="zxx" style:country-complex="none" style:font-weight-complex="normal"/>
    </style:style>
    <style:style style:name="P109" style:family="paragraph" style:parent-style-name="TEXT">
      <style:text-properties fo:language="zxx" fo:country="none" fo:font-weight="normal" officeooo:rsid="006b3cf4" officeooo:paragraph-rsid="006b3cf4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">
      <style:text-properties fo:language="zxx" fo:country="none" fo:font-weight="normal" officeooo:rsid="0030f69c" officeooo:paragraph-rsid="008283b3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TEXT">
      <style:text-properties fo:language="zxx" fo:country="none" fo:font-weight="normal" officeooo:rsid="008283b3" officeooo:paragraph-rsid="008283b3" style:language-asian="zxx" style:country-asian="none" style:font-weight-asian="normal" style:language-complex="zxx" style:country-complex="none" style:font-weight-complex="normal"/>
    </style:style>
    <style:style style:name="P112" style:family="paragraph" style:parent-style-name="TEXT">
      <style:text-properties fo:language="zxx" fo:country="none" fo:font-weight="bold" officeooo:rsid="004ac178" officeooo:paragraph-rsid="004ac178" style:language-asian="zxx" style:country-asian="none" style:font-weight-asian="bold" style:language-complex="zxx" style:country-complex="none" style:font-weight-complex="bold"/>
    </style:style>
    <style:style style:name="P113" style:family="paragraph" style:parent-style-name="TEXT">
      <style:text-properties fo:font-size="11pt" fo:language="zxx" fo:country="none" fo:font-style="italic" officeooo:rsid="0020081e" officeooo:paragraph-rsid="0020081e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114" style:family="paragraph" style:parent-style-name="TEXT">
      <style:text-properties fo:font-size="11pt" fo:language="zxx" fo:country="none" fo:font-style="italic" officeooo:rsid="001f3440" officeooo:paragraph-rsid="0029cb91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115" style:family="paragraph" style:parent-style-name="TEXT">
      <style:text-properties fo:font-size="11pt" fo:language="zxx" fo:country="none" fo:font-style="italic" officeooo:rsid="00247cf4" officeooo:paragraph-rsid="00247cf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6" style:family="paragraph" style:parent-style-name="TEXT">
      <style:text-properties fo:font-size="11pt" fo:language="zxx" fo:country="none" fo:font-style="italic" officeooo:rsid="002c2d88" officeooo:paragraph-rsid="002c2d8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7" style:family="paragraph" style:parent-style-name="TEXT">
      <style:text-properties fo:font-size="11pt" fo:language="zxx" fo:country="none" fo:font-style="italic" officeooo:rsid="007b8d99" officeooo:paragraph-rsid="007b8d9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8" style:family="paragraph" style:parent-style-name="TEXT">
      <style:text-properties fo:font-size="11pt" fo:language="zxx" fo:country="none" fo:font-style="italic" fo:font-weight="bold" officeooo:rsid="003a92fc" officeooo:paragraph-rsid="003a92fc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119" style:family="paragraph" style:parent-style-name="TEXT">
      <style:text-properties fo:font-size="11pt" fo:font-style="italic" officeooo:rsid="006a1a6d" officeooo:paragraph-rsid="006b3cf4" style:font-size-asian="11pt" style:font-style-asian="italic" style:font-size-complex="11pt" style:font-style-complex="italic"/>
    </style:style>
    <style:style style:name="P120" style:family="paragraph" style:parent-style-name="TEXT">
      <style:text-properties officeooo:paragraph-rsid="005719e0"/>
    </style:style>
    <style:style style:name="P121" style:family="paragraph" style:parent-style-name="TEXT">
      <style:text-properties officeooo:paragraph-rsid="0058c185"/>
    </style:style>
    <style:style style:name="P122" style:family="paragraph" style:parent-style-name="TEXT">
      <style:text-properties officeooo:rsid="0058c185" officeooo:paragraph-rsid="0058c185"/>
    </style:style>
    <style:style style:name="P123" style:family="paragraph" style:parent-style-name="TEXT">
      <style:text-properties officeooo:rsid="0058c185" officeooo:paragraph-rsid="0064bbfc"/>
    </style:style>
    <style:style style:name="P124" style:family="paragraph" style:parent-style-name="TEXT">
      <style:text-properties officeooo:paragraph-rsid="005aedb2"/>
    </style:style>
    <style:style style:name="P125" style:family="paragraph" style:parent-style-name="TEXT">
      <style:text-properties officeooo:paragraph-rsid="005e6894"/>
    </style:style>
    <style:style style:name="P126" style:family="paragraph" style:parent-style-name="TEXT">
      <style:text-properties officeooo:paragraph-rsid="0065ce39"/>
    </style:style>
    <style:style style:name="P127" style:family="paragraph" style:parent-style-name="TEXT">
      <style:text-properties officeooo:paragraph-rsid="00677189"/>
    </style:style>
    <style:style style:name="P128" style:family="paragraph" style:parent-style-name="TEXT">
      <style:text-properties officeooo:paragraph-rsid="006a1a6d"/>
    </style:style>
    <style:style style:name="P129" style:family="paragraph" style:parent-style-name="TEXT">
      <style:text-properties officeooo:rsid="006a1a6d" officeooo:paragraph-rsid="006b3cf4"/>
    </style:style>
    <style:style style:name="P130" style:family="paragraph" style:parent-style-name="TEXT">
      <style:text-properties officeooo:rsid="006a1a6d" officeooo:paragraph-rsid="0070be50"/>
    </style:style>
    <style:style style:name="P131" style:family="paragraph" style:parent-style-name="TEXT">
      <style:text-properties officeooo:rsid="006a1a6d" officeooo:paragraph-rsid="007315b1"/>
    </style:style>
    <style:style style:name="P132" style:family="paragraph" style:parent-style-name="TEXT">
      <style:text-properties officeooo:rsid="006a1a6d" officeooo:paragraph-rsid="0074a0e4"/>
    </style:style>
    <style:style style:name="P133" style:family="paragraph" style:parent-style-name="TEXT">
      <style:text-properties officeooo:paragraph-rsid="006b3cf4"/>
    </style:style>
    <style:style style:name="P134" style:family="paragraph" style:parent-style-name="TEXT">
      <style:text-properties officeooo:rsid="006c29b5" officeooo:paragraph-rsid="006c29b5"/>
    </style:style>
    <style:style style:name="P135" style:family="paragraph" style:parent-style-name="TEXT">
      <style:text-properties officeooo:paragraph-rsid="006e06b0"/>
    </style:style>
    <style:style style:name="P136" style:family="paragraph" style:parent-style-name="TEXT">
      <style:text-properties officeooo:rsid="006f1bfc" officeooo:paragraph-rsid="006f1bfc"/>
    </style:style>
    <style:style style:name="P137" style:family="paragraph" style:parent-style-name="TEXT">
      <style:text-properties officeooo:rsid="0070be50" officeooo:paragraph-rsid="0070be50"/>
    </style:style>
    <style:style style:name="P138" style:family="paragraph" style:parent-style-name="TEXT">
      <style:text-properties officeooo:paragraph-rsid="0074a0e4"/>
    </style:style>
    <style:style style:name="P139" style:family="paragraph" style:parent-style-name="TEXT">
      <style:text-properties officeooo:paragraph-rsid="00766819"/>
    </style:style>
    <style:style style:name="P140" style:family="paragraph" style:parent-style-name="TEXT">
      <style:text-properties officeooo:paragraph-rsid="0075ba6d"/>
    </style:style>
    <style:style style:name="P141" style:family="paragraph" style:parent-style-name="TEXT">
      <style:text-properties officeooo:paragraph-rsid="007b8d99"/>
    </style:style>
    <style:style style:name="P142" style:family="paragraph" style:parent-style-name="TITLE">
      <style:text-properties style:font-name="Liberation Serif1" fo:font-size="13pt" fo:language="zxx" fo:country="none" fo:font-weight="bold" officeooo:rsid="001e1632" officeooo:paragraph-rsid="001e1632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P143" style:family="paragraph" style:parent-style-name="TITLE">
      <style:text-properties style:font-name="Liberation Serif1" fo:font-size="13pt" fo:language="zxx" fo:country="none" fo:font-weight="bold" officeooo:rsid="0058c185" officeooo:paragraph-rsid="0058c185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P144" style:family="paragraph" style:parent-style-name="TITLE">
      <style:text-properties style:font-name="Liberation Serif1" fo:font-size="13pt" fo:language="zxx" fo:country="none" fo:font-weight="bold" officeooo:rsid="006a1a6d" officeooo:paragraph-rsid="006a1a6d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P145" style:family="paragraph" style:parent-style-name="TITLE">
      <style:text-properties style:font-name="Liberation Serif1" fo:font-size="13pt" fo:language="zxx" fo:country="none" fo:font-weight="bold" officeooo:rsid="0029cb91" officeooo:paragraph-rsid="007193d9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P146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147" style:family="paragraph" style:parent-style-name="TITLE">
      <style:text-properties fo:language="zxx" fo:country="none" officeooo:rsid="0035d8e4" officeooo:paragraph-rsid="0035d8e4" style:language-asian="zxx" style:country-asian="none" style:language-complex="zxx" style:country-complex="none"/>
    </style:style>
    <style:style style:name="P148" style:family="paragraph" style:parent-style-name="TITLE">
      <style:text-properties fo:language="zxx" fo:country="none" officeooo:paragraph-rsid="002bac72" style:language-asian="zxx" style:country-asian="none" style:language-complex="zxx" style:country-complex="none"/>
    </style:style>
    <style:style style:name="P149" style:family="paragraph" style:parent-style-name="TITLE">
      <style:text-properties officeooo:paragraph-rsid="0048a1db"/>
    </style:style>
    <style:style style:name="P150" style:family="paragraph" style:parent-style-name="TEXT">
      <style:paragraph-properties fo:margin-top="0in" fo:margin-bottom="0in" loext:contextual-spacing="false"/>
      <style:text-properties fo:font-size="11pt" fo:font-style="italic" officeooo:rsid="006ee01b" officeooo:paragraph-rsid="006ee01b" style:font-size-asian="11pt" style:font-style-asian="italic" style:font-size-complex="11pt" style:font-style-complex="italic"/>
    </style:style>
    <style:style style:name="P151" style:family="paragraph" style:parent-style-name="TEXT">
      <style:paragraph-properties fo:margin-top="0in" fo:margin-bottom="0in" loext:contextual-spacing="false"/>
      <style:text-properties fo:font-size="11pt" fo:font-style="italic" officeooo:rsid="006ee01b" officeooo:paragraph-rsid="00850d99" style:font-size-asian="11pt" style:font-style-asian="italic" style:font-size-complex="11pt" style:font-style-complex="italic"/>
    </style:style>
    <style:style style:name="P152" style:family="paragraph" style:parent-style-name="TEXT">
      <style:paragraph-properties fo:margin-top="0in" fo:margin-bottom="0in" loext:contextual-spacing="false"/>
      <style:text-properties officeooo:paragraph-rsid="00850d99"/>
    </style:style>
    <style:style style:name="T1" style:family="text">
      <style:text-properties officeooo:rsid="00128b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bde" style:font-weight-asian="bold" style:font-weight-complex="bold"/>
    </style:style>
    <style:style style:name="T4" style:family="text">
      <style:text-properties fo:font-weight="bold" officeooo:rsid="0015ad85" style:font-weight-asian="bold" style:font-weight-complex="bold"/>
    </style:style>
    <style:style style:name="T5" style:family="text">
      <style:text-properties fo:font-weight="bold" officeooo:rsid="0016bd81" style:font-weight-asian="bold" style:font-weight-complex="bold"/>
    </style:style>
    <style:style style:name="T6" style:family="text">
      <style:text-properties fo:font-weight="bold" officeooo:rsid="001752c6" style:font-weight-asian="bold" style:font-weight-complex="bold"/>
    </style:style>
    <style:style style:name="T7" style:family="text">
      <style:text-properties fo:font-weight="bold" officeooo:rsid="0017674c" style:font-weight-asian="bold" style:font-weight-complex="bold"/>
    </style:style>
    <style:style style:name="T8" style:family="text">
      <style:text-properties fo:font-weight="bold" officeooo:rsid="0018bd8d" style:font-weight-asian="bold" style:font-weight-complex="bold"/>
    </style:style>
    <style:style style:name="T9" style:family="text">
      <style:text-properties fo:font-weight="bold" officeooo:rsid="001cb6d8" style:font-weight-asian="bold" style:font-weight-complex="bold"/>
    </style:style>
    <style:style style:name="T10" style:family="text">
      <style:text-properties fo:font-weight="bold" officeooo:rsid="001e1632" style:font-weight-asian="bold" style:font-weight-complex="bold"/>
    </style:style>
    <style:style style:name="T11" style:family="text">
      <style:text-properties fo:font-weight="bold" officeooo:rsid="0020081e" style:font-weight-asian="bold" style:font-weight-complex="bold"/>
    </style:style>
    <style:style style:name="T12" style:family="text">
      <style:text-properties fo:font-weight="bold" officeooo:rsid="001cf843" style:font-weight-asian="bold" style:font-weight-complex="bold"/>
    </style:style>
    <style:style style:name="T13" style:family="text">
      <style:text-properties fo:font-weight="bold" officeooo:rsid="0026f6d6" style:font-weight-asian="bold" style:font-weight-complex="bold"/>
    </style:style>
    <style:style style:name="T14" style:family="text">
      <style:text-properties fo:font-weight="bold" officeooo:rsid="0029cb91" style:font-weight-asian="bold" style:font-weight-complex="bold"/>
    </style:style>
    <style:style style:name="T15" style:family="text">
      <style:text-properties fo:font-weight="bold" officeooo:rsid="00247cf4" style:font-weight-asian="bold" style:font-weight-complex="bold"/>
    </style:style>
    <style:style style:name="T16" style:family="text">
      <style:text-properties fo:font-weight="bold" officeooo:rsid="001f7f61" style:font-weight-asian="bold" style:font-weight-complex="bold"/>
    </style:style>
    <style:style style:name="T17" style:family="text">
      <style:text-properties fo:font-weight="bold" officeooo:rsid="002bac72" style:font-weight-asian="bold" style:font-weight-complex="bold"/>
    </style:style>
    <style:style style:name="T18" style:family="text">
      <style:text-properties fo:font-weight="bold" officeooo:rsid="002c2d88" style:font-weight-asian="bold" style:font-weight-complex="bold"/>
    </style:style>
    <style:style style:name="T19" style:family="text">
      <style:text-properties fo:font-weight="bold" officeooo:rsid="002e68ff" style:font-weight-asian="bold" style:font-weight-complex="bold"/>
    </style:style>
    <style:style style:name="T20" style:family="text">
      <style:text-properties fo:font-weight="bold" officeooo:rsid="0032ec7e" style:font-weight-asian="bold" style:font-weight-complex="bold"/>
    </style:style>
    <style:style style:name="T21" style:family="text">
      <style:text-properties fo:font-weight="bold" officeooo:rsid="00389b48" style:font-weight-asian="bold" style:font-weight-complex="bold"/>
    </style:style>
    <style:style style:name="T22" style:family="text">
      <style:text-properties fo:font-weight="bold" officeooo:rsid="00396e48" style:font-weight-asian="bold" style:font-weight-complex="bold"/>
    </style:style>
    <style:style style:name="T23" style:family="text">
      <style:text-properties fo:font-weight="bold" officeooo:rsid="003a92fc" style:font-weight-asian="bold" style:font-weight-complex="bold"/>
    </style:style>
    <style:style style:name="T24" style:family="text">
      <style:text-properties fo:font-weight="bold" officeooo:rsid="004ac178" style:font-weight-asian="bold" style:font-weight-complex="bold"/>
    </style:style>
    <style:style style:name="T25" style:family="text">
      <style:text-properties fo:font-weight="bold" officeooo:rsid="00471ad3" style:font-weight-asian="bold" style:font-weight-complex="bold"/>
    </style:style>
    <style:style style:name="T26" style:family="text">
      <style:text-properties fo:font-weight="bold" officeooo:rsid="00507fba" style:font-weight-asian="bold" style:font-weight-complex="bold"/>
    </style:style>
    <style:style style:name="T27" style:family="text">
      <style:text-properties fo:font-weight="bold" officeooo:rsid="0058b418" style:font-weight-asian="bold" style:font-weight-complex="bold"/>
    </style:style>
    <style:style style:name="T28" style:family="text">
      <style:text-properties fo:font-weight="bold" officeooo:rsid="005aedb2" style:font-weight-asian="bold" style:font-weight-complex="bold"/>
    </style:style>
    <style:style style:name="T29" style:family="text">
      <style:text-properties fo:font-weight="bold" officeooo:rsid="004e12e9" style:font-weight-asian="bold" style:font-weight-complex="bold"/>
    </style:style>
    <style:style style:name="T30" style:family="text">
      <style:text-properties fo:font-weight="bold" officeooo:rsid="0077af71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3c97f" style:font-weight-asian="normal" style:font-weight-complex="normal"/>
    </style:style>
    <style:style style:name="T33" style:family="text">
      <style:text-properties fo:font-weight="normal" officeooo:rsid="0015ad85" style:font-weight-asian="normal" style:font-weight-complex="normal"/>
    </style:style>
    <style:style style:name="T34" style:family="text">
      <style:text-properties fo:font-weight="normal" officeooo:rsid="001cb6d8" style:font-weight-asian="normal" style:font-weight-complex="normal"/>
    </style:style>
    <style:style style:name="T35" style:family="text">
      <style:text-properties fo:font-weight="normal" officeooo:rsid="001e1632" style:font-weight-asian="normal" style:font-weight-complex="normal"/>
    </style:style>
    <style:style style:name="T36" style:family="text">
      <style:text-properties fo:font-weight="normal" officeooo:rsid="0029cb91" style:font-weight-asian="normal" style:font-weight-complex="normal"/>
    </style:style>
    <style:style style:name="T37" style:family="text">
      <style:text-properties fo:font-weight="normal" officeooo:rsid="001f7f61" style:font-weight-asian="normal" style:font-weight-complex="normal"/>
    </style:style>
    <style:style style:name="T38" style:family="text">
      <style:text-properties fo:font-weight="normal" officeooo:rsid="002e68ff" style:font-weight-asian="normal" style:font-weight-complex="normal"/>
    </style:style>
    <style:style style:name="T39" style:family="text">
      <style:text-properties fo:font-weight="normal" officeooo:rsid="00376c18" style:font-weight-asian="normal" style:font-weight-complex="normal"/>
    </style:style>
    <style:style style:name="T40" style:family="text">
      <style:text-properties fo:font-weight="normal" officeooo:rsid="00389b48" style:font-weight-asian="normal" style:font-weight-complex="normal"/>
    </style:style>
    <style:style style:name="T41" style:family="text">
      <style:text-properties fo:font-weight="normal" officeooo:rsid="003a92fc" style:font-weight-asian="normal" style:font-weight-complex="normal"/>
    </style:style>
    <style:style style:name="T42" style:family="text">
      <style:text-properties fo:font-weight="normal" officeooo:rsid="003ad6b4" style:font-weight-asian="normal" style:font-weight-complex="normal"/>
    </style:style>
    <style:style style:name="T43" style:family="text">
      <style:text-properties fo:font-weight="normal" officeooo:rsid="00426d2e" style:font-weight-asian="normal" style:font-weight-complex="normal"/>
    </style:style>
    <style:style style:name="T44" style:family="text">
      <style:text-properties fo:font-weight="normal" officeooo:rsid="0046011a" style:font-weight-asian="normal" style:font-weight-complex="normal"/>
    </style:style>
    <style:style style:name="T45" style:family="text">
      <style:text-properties fo:font-weight="normal" officeooo:rsid="0043be04" style:font-weight-asian="normal" style:font-weight-complex="normal"/>
    </style:style>
    <style:style style:name="T46" style:family="text">
      <style:text-properties fo:font-weight="normal" officeooo:rsid="00471ad3" style:font-weight-asian="normal" style:font-weight-complex="normal"/>
    </style:style>
    <style:style style:name="T47" style:family="text">
      <style:text-properties fo:font-weight="normal" officeooo:rsid="004ac178" style:font-weight-asian="normal" style:font-weight-complex="normal"/>
    </style:style>
    <style:style style:name="T48" style:family="text">
      <style:text-properties fo:font-weight="normal" officeooo:rsid="004e12e9" style:font-weight-asian="normal" style:font-weight-complex="normal"/>
    </style:style>
    <style:style style:name="T49" style:family="text">
      <style:text-properties fo:font-weight="normal" officeooo:rsid="0058b418" style:font-weight-asian="normal" style:font-weight-complex="normal"/>
    </style:style>
    <style:style style:name="T50" style:family="text">
      <style:text-properties fo:font-weight="normal" officeooo:rsid="005aedb2" style:font-weight-asian="normal" style:font-weight-complex="normal"/>
    </style:style>
    <style:style style:name="T51" style:family="text">
      <style:text-properties fo:font-weight="normal" officeooo:rsid="0058c185" style:font-weight-asian="normal" style:font-weight-complex="normal"/>
    </style:style>
    <style:style style:name="T52" style:family="text">
      <style:text-properties officeooo:rsid="0013c97f"/>
    </style:style>
    <style:style style:name="T53" style:family="text">
      <style:text-properties officeooo:rsid="0016bd81"/>
    </style:style>
    <style:style style:name="T54" style:family="text">
      <style:text-properties officeooo:rsid="001752c6"/>
    </style:style>
    <style:style style:name="T55" style:family="text">
      <style:text-properties officeooo:rsid="0017674c"/>
    </style:style>
    <style:style style:name="T5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fo:font-size="11pt" fo:font-style="italic" fo:font-weight="bold" officeooo:rsid="00142e7d" style:font-size-asian="11pt" style:font-style-asian="italic" style:font-weight-asian="bold" style:font-size-complex="11pt" style:font-style-complex="italic" style:font-weight-complex="bold"/>
    </style:style>
    <style:style style:name="T58" style:family="text">
      <style:text-properties fo:font-size="11pt" fo:font-style="italic" fo:font-weight="bold" officeooo:rsid="00128bde" style:font-size-asian="11pt" style:font-style-asian="italic" style:font-weight-asian="bold" style:font-size-complex="11pt" style:font-style-complex="italic" style:font-weight-complex="bold"/>
    </style:style>
    <style:style style:name="T59" style:family="text">
      <style:text-properties fo:font-size="11pt" fo:font-style="italic" fo:font-weight="bold" officeooo:rsid="0018bd8d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fo:font-size="11pt" fo:font-style="italic" fo:font-weight="bold" officeooo:rsid="0016bd81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font-size="11pt" fo:font-style="italic" fo:font-weight="bold" officeooo:rsid="001752c6" style:font-size-asian="11pt" style:font-style-asian="italic" style:font-weight-asian="bold" style:font-size-complex="11pt" style:font-style-complex="italic" style:font-weight-complex="bold"/>
    </style:style>
    <style:style style:name="T62" style:family="text">
      <style:text-properties fo:font-size="11pt" fo:font-style="italic" fo:font-weight="bold" officeooo:rsid="00247cf4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size="11pt" fo:font-style="italic" fo:font-weight="bold" officeooo:rsid="0015ad85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size="11pt" fo:font-style="italic" fo:font-weight="bold" officeooo:rsid="003a92fc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font-size="11pt" fo:font-style="italic" fo:font-weight="bold" officeooo:rsid="002e68ff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fo:font-size="11pt" fo:font-style="italic" fo:font-weight="bold" officeooo:rsid="005d6607" style:font-size-asian="11pt" style:font-style-asian="italic" style:font-weight-asian="bold" style:font-size-complex="11pt" style:font-style-complex="italic" style:font-weight-complex="bold"/>
    </style:style>
    <style:style style:name="T67" style:family="text">
      <style:text-properties fo:font-size="11pt" fo:font-style="italic" fo:font-weight="bold" officeooo:rsid="0060022b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size="11pt" fo:font-style="italic" fo:font-weight="bold" officeooo:rsid="0068566d" style:font-size-asian="11pt" style:font-style-asian="italic" style:font-weight-asian="bold" style:font-size-complex="11pt" style:font-style-complex="italic" style:font-weight-complex="bold"/>
    </style:style>
    <style:style style:name="T69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70" style:family="text">
      <style:text-properties fo:font-size="11pt" fo:font-style="italic" fo:font-weight="bold" officeooo:rsid="0021b8c7" style:font-size-asian="9.60000038146973pt" style:font-style-asian="italic" style:font-weight-asian="bold" style:font-size-complex="11pt" style:font-style-complex="italic" style:font-weight-complex="bold"/>
    </style:style>
    <style:style style:name="T71" style:family="text">
      <style:text-properties fo:font-size="11pt" fo:font-style="italic" fo:font-weight="bold" officeooo:rsid="0021c1e1" style:font-size-asian="9.60000038146973pt" style:font-style-asian="italic" style:font-weight-asian="bold" style:font-size-complex="11pt" style:font-style-complex="italic" style:font-weight-complex="bold"/>
    </style:style>
    <style:style style:name="T72" style:family="text">
      <style:text-properties fo:font-size="11pt" fo:font-style="italic" fo:font-weight="bold" officeooo:rsid="003ad6b4" style:font-size-asian="9.60000038146973pt" style:font-style-asian="italic" style:font-weight-asian="bold" style:font-size-complex="11pt" style:font-style-complex="italic" style:font-weight-complex="bold"/>
    </style:style>
    <style:style style:name="T73" style:family="text">
      <style:text-properties fo:font-size="11pt" fo:font-style="italic" fo:font-weight="bold" officeooo:rsid="003b6c0b" style:font-size-asian="9.60000038146973pt" style:font-style-asian="italic" style:font-weight-asian="bold" style:font-size-complex="11pt" style:font-style-complex="italic" style:font-weight-complex="bold"/>
    </style:style>
    <style:style style:name="T74" style:family="text">
      <style:text-properties fo:font-size="11pt" fo:font-style="italic" fo:font-weight="bold" officeooo:rsid="003d483c" style:font-size-asian="9.60000038146973pt" style:font-style-asian="italic" style:font-weight-asian="bold" style:font-size-complex="11pt" style:font-style-complex="italic" style:font-weight-complex="bold"/>
    </style:style>
    <style:style style:name="T75" style:family="text">
      <style:text-properties fo:font-size="11pt" fo:font-style="italic" style:font-size-asian="11pt" style:font-style-asian="italic" style:font-size-complex="11pt" style:font-style-complex="italic"/>
    </style:style>
    <style:style style:name="T76" style:family="text">
      <style:text-properties fo:font-size="11pt" fo:font-style="italic" officeooo:rsid="00142e7d" style:font-size-asian="11pt" style:font-style-asian="italic" style:font-size-complex="11pt" style:font-style-complex="italic"/>
    </style:style>
    <style:style style:name="T77" style:family="text">
      <style:text-properties fo:font-size="11pt" fo:font-style="italic" officeooo:rsid="00128bde" style:font-size-asian="11pt" style:font-style-asian="italic" style:font-size-complex="11pt" style:font-style-complex="italic"/>
    </style:style>
    <style:style style:name="T78" style:family="text">
      <style:text-properties fo:font-size="11pt" fo:font-style="italic" officeooo:rsid="0018bd8d" style:font-size-asian="11pt" style:font-style-asian="italic" style:font-size-complex="11pt" style:font-style-complex="italic"/>
    </style:style>
    <style:style style:name="T79" style:family="text">
      <style:text-properties fo:font-size="11pt" fo:font-style="italic" officeooo:rsid="0016bd81" style:font-size-asian="11pt" style:font-style-asian="italic" style:font-size-complex="11pt" style:font-style-complex="italic"/>
    </style:style>
    <style:style style:name="T80" style:family="text">
      <style:text-properties fo:font-size="11pt" fo:font-style="italic" officeooo:rsid="001752c6" style:font-size-asian="11pt" style:font-style-asian="italic" style:font-size-complex="11pt" style:font-style-complex="italic"/>
    </style:style>
    <style:style style:name="T81" style:family="text">
      <style:text-properties fo:font-size="11pt" fo:font-style="italic" officeooo:rsid="00247cf4" style:font-size-asian="11pt" style:font-style-asian="italic" style:font-size-complex="11pt" style:font-style-complex="italic"/>
    </style:style>
    <style:style style:name="T82" style:family="text">
      <style:text-properties fo:font-size="11pt" fo:font-style="italic" officeooo:rsid="00251aeb" style:font-size-asian="11pt" style:font-style-asian="italic" style:font-size-complex="11pt" style:font-style-complex="italic"/>
    </style:style>
    <style:style style:name="T83" style:family="text">
      <style:text-properties fo:font-size="11pt" fo:font-style="italic" officeooo:rsid="0029cb91" style:font-size-asian="11pt" style:font-style-asian="italic" style:font-size-complex="11pt" style:font-style-complex="italic"/>
    </style:style>
    <style:style style:name="T84" style:family="text">
      <style:text-properties fo:font-size="11pt" fo:font-style="italic" officeooo:rsid="003ad6b4" style:font-size-asian="11pt" style:font-style-asian="italic" style:font-size-complex="11pt" style:font-style-complex="italic"/>
    </style:style>
    <style:style style:name="T85" style:family="text">
      <style:text-properties fo:font-size="11pt" fo:font-style="italic" officeooo:rsid="0043be04" style:font-size-asian="11pt" style:font-style-asian="italic" style:font-size-complex="11pt" style:font-style-complex="italic"/>
    </style:style>
    <style:style style:name="T86" style:family="text">
      <style:text-properties fo:font-size="11pt" fo:font-style="italic" officeooo:rsid="002e68ff" style:font-size-asian="11pt" style:font-style-asian="italic" style:font-size-complex="11pt" style:font-style-complex="italic"/>
    </style:style>
    <style:style style:name="T87" style:family="text">
      <style:text-properties fo:font-size="11pt" fo:font-style="italic" officeooo:rsid="005d6607" style:font-size-asian="11pt" style:font-style-asian="italic" style:font-size-complex="11pt" style:font-style-complex="italic"/>
    </style:style>
    <style:style style:name="T88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89" style:family="text">
      <style:text-properties fo:font-size="11pt" fo:font-style="italic" officeooo:rsid="0021b8c7" style:font-size-asian="9.60000038146973pt" style:font-style-asian="italic" style:font-size-complex="11pt" style:font-style-complex="italic"/>
    </style:style>
    <style:style style:name="T90" style:family="text">
      <style:text-properties fo:font-size="11pt" fo:font-style="italic" officeooo:rsid="0021c1e1" style:font-size-asian="9.60000038146973pt" style:font-style-asian="italic" style:font-size-complex="11pt" style:font-style-complex="italic"/>
    </style:style>
    <style:style style:name="T91" style:family="text">
      <style:text-properties fo:font-size="11pt" fo:font-style="italic" officeooo:rsid="003ad6b4" style:font-size-asian="9.60000038146973pt" style:font-style-asian="italic" style:font-size-complex="11pt" style:font-style-complex="italic"/>
    </style:style>
    <style:style style:name="T92" style:family="text">
      <style:text-properties fo:font-size="11pt" fo:font-style="italic" officeooo:rsid="003b6c0b" style:font-size-asian="9.60000038146973pt" style:font-style-asian="italic" style:font-size-complex="11pt" style:font-style-complex="italic"/>
    </style:style>
    <style:style style:name="T93" style:family="text">
      <style:text-properties fo:font-size="11pt" fo:font-style="italic" officeooo:rsid="003d483c" style:font-size-asian="9.60000038146973pt" style:font-style-asian="italic" style:font-size-complex="11pt" style:font-style-complex="italic"/>
    </style:style>
    <style:style style:name="T94" style:family="text">
      <style:text-properties fo:font-size="11pt" fo:font-style="italic" officeooo:rsid="003e785f" style:font-size-asian="9.60000038146973pt" style:font-style-asian="italic" style:font-size-complex="11pt" style:font-style-complex="italic"/>
    </style:style>
    <style:style style:name="T95" style:family="text">
      <style:text-properties fo:font-size="11pt" fo:font-style="italic" officeooo:rsid="00418381" style:font-size-asian="9.60000038146973pt" style:font-style-asian="italic" style:font-size-complex="11pt" style:font-style-complex="italic"/>
    </style:style>
    <style:style style:name="T96" style:family="text">
      <style:text-properties fo:font-size="11pt" fo:font-style="italic" officeooo:rsid="00446e72" style:font-size-asian="9.60000038146973pt" style:font-style-asian="italic" style:font-size-complex="11pt" style:font-style-complex="italic"/>
    </style:style>
    <style:style style:name="T9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8" style:family="text">
      <style:text-properties fo:font-size="11pt" fo:font-style="italic" fo:font-weight="normal" officeooo:rsid="003a92fc" style:font-size-asian="11pt" style:font-style-asian="italic" style:font-weight-asian="normal" style:font-size-complex="11pt" style:font-style-complex="italic" style:font-weight-complex="normal"/>
    </style:style>
    <style:style style:name="T99" style:family="text">
      <style:text-properties fo:font-size="11pt" fo:font-style="italic" fo:font-weight="normal" officeooo:rsid="003ad6b4" style:font-size-asian="11pt" style:font-style-asian="italic" style:font-weight-asian="normal" style:font-size-complex="11pt" style:font-style-complex="italic" style:font-weight-complex="normal"/>
    </style:style>
    <style:style style:name="T100" style:family="text">
      <style:text-properties fo:font-size="11pt" fo:font-style="italic" fo:font-weight="normal" officeooo:rsid="004ac178" style:font-size-asian="11pt" style:font-style-asian="italic" style:font-weight-asian="normal" style:font-size-complex="11pt" style:font-style-complex="italic" style:font-weight-complex="normal"/>
    </style:style>
    <style:style style:name="T101" style:family="text">
      <style:text-properties fo:font-size="11pt" fo:font-style="italic" fo:font-weight="normal" officeooo:rsid="0060022b" style:font-size-asian="11pt" style:font-style-asian="italic" style:font-weight-asian="normal" style:font-size-complex="11pt" style:font-style-complex="italic" style:font-weight-complex="normal"/>
    </style:style>
    <style:style style:name="T102" style:family="text">
      <style:text-properties fo:font-size="11pt" fo:font-style="italic" fo:font-weight="normal" officeooo:rsid="00247cf4" style:font-size-asian="11pt" style:font-style-asian="italic" style:font-weight-asian="normal" style:font-size-complex="11pt" style:font-style-complex="italic" style:font-weight-complex="normal"/>
    </style:style>
    <style:style style:name="T103" style:family="text">
      <style:text-properties fo:font-size="11pt" fo:font-style="italic" fo:font-weight="normal" officeooo:rsid="0068566d" style:font-size-asian="11pt" style:font-style-asian="italic" style:font-weight-asian="normal" style:font-size-complex="11pt" style:font-style-complex="italic" style:font-weight-complex="normal"/>
    </style:style>
    <style:style style:name="T104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5" style:family="text">
      <style:text-properties fo:font-size="11pt" fo:font-style="italic" fo:font-weight="normal" officeooo:rsid="003e785f" style:font-size-asian="9.60000038146973pt" style:font-style-asian="italic" style:font-weight-asian="normal" style:font-size-complex="11pt" style:font-style-complex="italic" style:font-weight-complex="normal"/>
    </style:style>
    <style:style style:name="T106" style:family="text">
      <style:text-properties fo:font-size="11pt" fo:font-style="italic" fo:font-weight="normal" officeooo:rsid="003ffdb2" style:font-size-asian="9.60000038146973pt" style:font-style-asian="italic" style:font-weight-asian="normal" style:font-size-complex="11pt" style:font-style-complex="italic" style:font-weight-complex="normal"/>
    </style:style>
    <style:style style:name="T107" style:family="text">
      <style:text-properties fo:font-size="11pt" fo:font-style="italic" fo:font-weight="normal" officeooo:rsid="003d483c" style:font-size-asian="9.60000038146973pt" style:font-style-asian="italic" style:font-weight-asian="normal" style:font-size-complex="11pt" style:font-style-complex="italic" style:font-weight-complex="normal"/>
    </style:style>
    <style:style style:name="T108" style:family="text">
      <style:text-properties fo:font-size="11pt" officeooo:rsid="00337147" style:font-size-asian="9.60000038146973pt" style:font-size-complex="11pt"/>
    </style:style>
    <style:style style:name="T109" style:family="text">
      <style:text-properties fo:font-size="11pt" fo:font-weight="bold" officeooo:rsid="00337147" style:font-size-asian="9.60000038146973pt" style:font-weight-asian="bold" style:font-size-complex="11pt" style:font-weight-complex="bold"/>
    </style:style>
    <style:style style:name="T110" style:family="text">
      <style:text-properties fo:font-size="11pt" fo:language="zxx" fo:country="none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1" style:family="text">
      <style:text-properties fo:font-size="11pt" fo:language="zxx" fo:country="none" fo:font-style="italic" fo:font-weight="bold" officeooo:rsid="004e1b53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2" style:family="text">
      <style:text-properties fo:font-size="11pt" fo:language="zxx" fo:country="none" fo:font-style="italic" fo:font-weight="bold" officeooo:rsid="002e68ff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3" style:family="text">
      <style:text-properties fo:font-size="11pt" fo:language="zxx" fo:country="none" fo:font-style="italic" fo:font-weight="bold" officeooo:rsid="005aedb2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4" style:family="text">
      <style:text-properties fo:font-size="11pt" fo:language="zxx" fo:country="none" fo:font-style="italic" fo:font-weight="bold" officeooo:rsid="006e06b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5" style:family="text">
      <style:text-properties fo:font-size="11pt" fo:language="zxx" fo:country="none" fo:font-style="italic" fo:font-weight="bold" officeooo:rsid="006ee01b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6" style:family="text">
      <style:text-properties fo:font-size="11pt" fo:language="zxx" fo:country="none" fo:font-style="italic" fo:font-weight="bold" officeooo:rsid="007b8d99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7" style:family="text">
      <style:text-properties fo:font-size="11pt" fo:language="zxx" fo:country="none" fo:font-style="italic" fo:font-weight="bold" officeooo:rsid="007e289f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8" style:family="text">
      <style:text-properties fo:font-size="11pt" fo:language="zxx" fo:country="none" fo:font-style="italic" fo:font-weight="bold" officeooo:rsid="007f46a1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19" style:family="text">
      <style:text-properties fo:font-size="11pt" fo:language="zxx" fo:country="none" fo:font-style="italic" fo:font-weight="bold" officeooo:rsid="00850d99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20" style:family="text">
      <style:text-properties fo:font-size="11pt" fo:language="zxx" fo:country="none" fo:font-style="italic" fo:font-weight="bold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21" style:family="text">
      <style:text-properties fo:font-size="11pt" fo:language="zxx" fo:country="none" fo:font-style="italic" fo:font-weight="bold" officeooo:rsid="0065ce39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22" style:family="text">
      <style:text-properties fo:font-size="11pt" fo:language="zxx" fo:country="none" fo:font-style="italic" fo:font-weight="bold" officeooo:rsid="00672927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23" style:family="text">
      <style:text-properties fo:font-size="11pt" fo:language="zxx" fo:country="none" fo:font-style="italic" fo:font-weight="bold" officeooo:rsid="006c29b5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24" style:family="text">
      <style:text-properties fo:font-size="11pt" fo:language="zxx" fo:country="none" fo:font-style="italic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5" style:family="text">
      <style:text-properties fo:font-size="11pt" fo:language="zxx" fo:country="none" fo:font-style="italic" fo:font-weight="normal" officeooo:rsid="004e1b53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6" style:family="text">
      <style:text-properties fo:font-size="11pt" fo:language="zxx" fo:country="none" fo:font-style="italic" fo:font-weight="normal" officeooo:rsid="006ee01b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7" style:family="text">
      <style:text-properties fo:font-size="11pt" fo:language="zxx" fo:country="none" fo:font-style="italic" fo:font-weight="normal" officeooo:rsid="0058c18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8" style:family="text">
      <style:text-properties fo:font-size="11pt" fo:language="zxx" fo:country="none" fo:font-style="italic" fo:font-weight="normal" officeooo:rsid="007b8d9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9" style:family="text">
      <style:text-properties fo:font-size="11pt" fo:language="zxx" fo:country="none" fo:font-style="italic" fo:font-weight="normal" officeooo:rsid="007f46a1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0" style:family="text">
      <style:text-properties fo:font-size="11pt" fo:language="zxx" fo:country="none" fo:font-style="italic" fo:font-weight="normal" officeooo:rsid="00850d9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1" style:family="text">
      <style:text-properties fo:font-size="11pt" fo:language="zxx" fo:country="none" fo:font-style="italic" fo:font-weight="normal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2" style:family="text">
      <style:text-properties fo:font-size="11pt" fo:language="zxx" fo:country="none" fo:font-style="italic" fo:font-weight="normal" officeooo:rsid="00672927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3" style:family="text">
      <style:text-properties fo:font-size="11pt" fo:language="zxx" fo:country="none" fo:font-style="italic" fo:font-weight="normal" officeooo:rsid="006c29b5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4" style:family="text">
      <style:text-properties fo:font-size="11pt" fo:language="zxx" fo:country="none" fo:font-style="italic" fo:font-weight="normal" officeooo:rsid="003ffdb2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5" style:family="text">
      <style:text-properties fo:font-size="11pt" fo:language="zxx" fo:country="none" fo:font-style="italic" fo:font-weight="normal" officeooo:rsid="006ee01b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6" style:family="text">
      <style:text-properties fo:font-size="11pt" fo:language="zxx" fo:country="none" fo:font-style="italic" fo:font-weight="normal" officeooo:rsid="0074c6a2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7" style:family="text">
      <style:text-properties fo:font-size="11pt" fo:language="zxx" fo:country="none" fo:font-style="italic" officeooo:rsid="002e68f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38" style:family="text">
      <style:text-properties fo:font-size="11pt" fo:language="zxx" fo:country="none" fo:font-style="italic" officeooo:rsid="005aedb2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39" style:family="text">
      <style:text-properties fo:font-size="11pt" fo:language="zxx" fo:country="none" fo:font-style="italic" officeooo:rsid="007b8d9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40" style:family="text">
      <style:text-properties fo:font-size="11pt" fo:language="zxx" fo:country="none" fo:font-style="italic" officeooo:rsid="007e289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41" style:family="text">
      <style:text-properties fo:font-size="11pt" fo:language="zxx" fo:country="none" fo:font-style="italic" officeooo:rsid="0020081e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T142" style:family="text">
      <style:text-properties fo:font-size="11pt" fo:language="zxx" fo:country="none" fo:font-style="italic" officeooo:rsid="0065ce39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T143" style:family="text">
      <style:text-properties fo:font-size="11pt" fo:language="zxx" fo:country="none" fo:font-style="italic" officeooo:rsid="00672927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T144" style:family="text">
      <style:text-properties officeooo:rsid="0018bd8d"/>
    </style:style>
    <style:style style:name="T145" style:family="text">
      <style:text-properties officeooo:rsid="001cf843"/>
    </style:style>
    <style:style style:name="T146" style:family="text">
      <style:text-properties officeooo:rsid="001e1632"/>
    </style:style>
    <style:style style:name="T147" style:family="text">
      <style:text-properties officeooo:rsid="001f3440"/>
    </style:style>
    <style:style style:name="T148" style:family="text">
      <style:text-properties officeooo:rsid="001f7f61"/>
    </style:style>
    <style:style style:name="T149" style:family="text">
      <style:text-properties officeooo:rsid="0020081e"/>
    </style:style>
    <style:style style:name="T150" style:family="text">
      <style:text-properties officeooo:rsid="0021b8c7"/>
    </style:style>
    <style:style style:name="T151" style:family="text">
      <style:text-properties officeooo:rsid="00251aeb"/>
    </style:style>
    <style:style style:name="T152" style:family="text">
      <style:text-properties officeooo:rsid="0026f6d6"/>
    </style:style>
    <style:style style:name="T153" style:family="text">
      <style:text-properties officeooo:rsid="0029cb91"/>
    </style:style>
    <style:style style:name="T154" style:family="text">
      <style:text-properties officeooo:rsid="00247cf4"/>
    </style:style>
    <style:style style:name="T155" style:family="text">
      <style:text-properties officeooo:rsid="002b8606"/>
    </style:style>
    <style:style style:name="T156" style:family="text">
      <style:text-properties officeooo:rsid="002bac72"/>
    </style:style>
    <style:style style:name="T157" style:family="text">
      <style:text-properties officeooo:rsid="002c2d88"/>
    </style:style>
    <style:style style:name="T158" style:family="text">
      <style:text-properties officeooo:rsid="0032ec7e"/>
    </style:style>
    <style:style style:name="T159" style:family="text">
      <style:text-properties officeooo:rsid="00342170"/>
    </style:style>
    <style:style style:name="T160" style:family="text">
      <style:text-properties style:font-name="Liberation Serif1" fo:font-size="13pt" fo:font-weight="bold" officeooo:rsid="00396e48" style:font-name-asian="Noto Sans CJK SC" style:font-size-asian="28pt" style:font-weight-asian="bold" style:font-name-complex="FreeSans" style:font-size-complex="28pt" style:font-weight-complex="bold"/>
    </style:style>
    <style:style style:name="T161" style:family="text">
      <style:text-properties style:font-name="Liberation Serif1" fo:font-size="13pt" fo:language="zxx" fo:country="none" fo:font-weight="bold" officeooo:rsid="007888b6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T162" style:family="text">
      <style:text-properties officeooo:rsid="00395ce1"/>
    </style:style>
    <style:style style:name="T163" style:family="text">
      <style:text-properties officeooo:rsid="00396e48"/>
    </style:style>
    <style:style style:name="T164" style:family="text">
      <style:text-properties officeooo:rsid="003a92fc"/>
    </style:style>
    <style:style style:name="T165" style:family="text">
      <style:text-properties officeooo:rsid="003ad6b4"/>
    </style:style>
    <style:style style:name="T166" style:family="text">
      <style:text-properties officeooo:rsid="00426d2e"/>
    </style:style>
    <style:style style:name="T167" style:family="text">
      <style:text-properties officeooo:rsid="0046011a"/>
    </style:style>
    <style:style style:name="T168" style:family="text">
      <style:text-properties officeooo:rsid="0048ed58"/>
    </style:style>
    <style:style style:name="T169" style:family="text">
      <style:text-properties officeooo:rsid="004ac178"/>
    </style:style>
    <style:style style:name="T170" style:family="text">
      <style:text-properties officeooo:rsid="0050168c"/>
    </style:style>
    <style:style style:name="T171" style:family="text">
      <style:text-properties officeooo:rsid="00507fba"/>
    </style:style>
    <style:style style:name="T17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73" style:family="text">
      <style:text-properties fo:language="zxx" fo:country="none" fo:font-weight="bold" officeooo:rsid="005719e0" style:language-asian="zxx" style:country-asian="none" style:font-weight-asian="bold" style:language-complex="zxx" style:country-complex="none" style:font-weight-complex="bold"/>
    </style:style>
    <style:style style:name="T174" style:family="text">
      <style:text-properties fo:language="zxx" fo:country="none" fo:font-weight="bold" officeooo:rsid="0058c185" style:language-asian="zxx" style:country-asian="none" style:font-weight-asian="bold" style:language-complex="zxx" style:country-complex="none" style:font-weight-complex="bold"/>
    </style:style>
    <style:style style:name="T175" style:family="text">
      <style:text-properties fo:language="zxx" fo:country="none" fo:font-weight="bold" officeooo:rsid="0058b418" style:language-asian="zxx" style:country-asian="none" style:font-weight-asian="bold" style:language-complex="zxx" style:country-complex="none" style:font-weight-complex="bold"/>
    </style:style>
    <style:style style:name="T176" style:family="text">
      <style:text-properties fo:language="zxx" fo:country="none" fo:font-weight="bold" officeooo:rsid="005e6894" style:language-asian="zxx" style:country-asian="none" style:font-weight-asian="bold" style:language-complex="zxx" style:country-complex="none" style:font-weight-complex="bold"/>
    </style:style>
    <style:style style:name="T177" style:family="text">
      <style:text-properties fo:language="zxx" fo:country="none" fo:font-weight="bold" officeooo:rsid="0020081e" style:language-asian="zxx" style:country-asian="none" style:font-weight-asian="bold" style:language-complex="zxx" style:country-complex="none" style:font-weight-complex="bold"/>
    </style:style>
    <style:style style:name="T178" style:family="text">
      <style:text-properties fo:language="zxx" fo:country="none" fo:font-weight="bold" officeooo:rsid="0065ce39" style:language-asian="zxx" style:country-asian="none" style:font-weight-asian="bold" style:language-complex="zxx" style:country-complex="none" style:font-weight-complex="bold"/>
    </style:style>
    <style:style style:name="T179" style:family="text">
      <style:text-properties fo:language="zxx" fo:country="none" fo:font-weight="bold" officeooo:rsid="006a1a6d" style:language-asian="zxx" style:country-asian="none" style:font-weight-asian="bold" style:language-complex="zxx" style:country-complex="none" style:font-weight-complex="bold"/>
    </style:style>
    <style:style style:name="T180" style:family="text">
      <style:text-properties fo:language="zxx" fo:country="none" fo:font-weight="bold" officeooo:rsid="006b3cf4" style:language-asian="zxx" style:country-asian="none" style:font-weight-asian="bold" style:language-complex="zxx" style:country-complex="none" style:font-weight-complex="bold"/>
    </style:style>
    <style:style style:name="T181" style:family="text">
      <style:text-properties fo:language="zxx" fo:country="none" fo:font-weight="bold" officeooo:rsid="006e06b0" style:language-asian="zxx" style:country-asian="none" style:font-weight-asian="bold" style:language-complex="zxx" style:country-complex="none" style:font-weight-complex="bold"/>
    </style:style>
    <style:style style:name="T182" style:family="text">
      <style:text-properties fo:language="zxx" fo:country="none" fo:font-weight="bold" officeooo:rsid="0070be50" style:language-asian="zxx" style:country-asian="none" style:font-weight-asian="bold" style:language-complex="zxx" style:country-complex="none" style:font-weight-complex="bold"/>
    </style:style>
    <style:style style:name="T183" style:family="text">
      <style:text-properties fo:language="zxx" fo:country="none" fo:font-weight="bold" officeooo:rsid="007193d9" style:language-asian="zxx" style:country-asian="none" style:font-weight-asian="bold" style:language-complex="zxx" style:country-complex="none" style:font-weight-complex="bold"/>
    </style:style>
    <style:style style:name="T184" style:family="text">
      <style:text-properties fo:language="zxx" fo:country="none" fo:font-weight="bold" officeooo:rsid="007315b1" style:language-asian="zxx" style:country-asian="none" style:font-weight-asian="bold" style:language-complex="zxx" style:country-complex="none" style:font-weight-complex="bold"/>
    </style:style>
    <style:style style:name="T185" style:family="text">
      <style:text-properties fo:language="zxx" fo:country="none" fo:font-weight="bold" officeooo:rsid="004e12e9" style:language-asian="zxx" style:country-asian="none" style:font-weight-asian="bold" style:language-complex="zxx" style:country-complex="none" style:font-weight-complex="bold"/>
    </style:style>
    <style:style style:name="T186" style:family="text">
      <style:text-properties fo:language="zxx" fo:country="none" fo:font-weight="bold" officeooo:rsid="0075ba6d" style:language-asian="zxx" style:country-asian="none" style:font-weight-asian="bold" style:language-complex="zxx" style:country-complex="none" style:font-weight-complex="bold"/>
    </style:style>
    <style:style style:name="T187" style:family="text">
      <style:text-properties fo:language="zxx" fo:country="none" style:language-asian="zxx" style:country-asian="none" style:language-complex="zxx" style:country-complex="none"/>
    </style:style>
    <style:style style:name="T188" style:family="text">
      <style:text-properties fo:language="zxx" fo:country="none" officeooo:rsid="005719e0" style:language-asian="zxx" style:country-asian="none" style:language-complex="zxx" style:country-complex="none"/>
    </style:style>
    <style:style style:name="T189" style:family="text">
      <style:text-properties fo:language="zxx" fo:country="none" officeooo:rsid="005e6894" style:language-asian="zxx" style:country-asian="none" style:language-complex="zxx" style:country-complex="none"/>
    </style:style>
    <style:style style:name="T190" style:family="text">
      <style:text-properties fo:language="zxx" fo:country="none" officeooo:rsid="0020081e" style:language-asian="zxx" style:country-asian="none" style:language-complex="zxx" style:country-complex="none"/>
    </style:style>
    <style:style style:name="T191" style:family="text">
      <style:text-properties fo:language="zxx" fo:country="none" officeooo:rsid="001f3440" style:language-asian="zxx" style:country-asian="none" style:language-complex="zxx" style:country-complex="none"/>
    </style:style>
    <style:style style:name="T192" style:family="text">
      <style:text-properties fo:language="zxx" fo:country="none" officeooo:rsid="004e12e9" style:language-asian="zxx" style:country-asian="none" style:language-complex="zxx" style:country-complex="none"/>
    </style:style>
    <style:style style:name="T193" style:family="text">
      <style:text-properties fo:language="zxx" fo:country="none" officeooo:rsid="00766819" style:language-asian="zxx" style:country-asian="none" style:language-complex="zxx" style:country-complex="none"/>
    </style:style>
    <style:style style:name="T194" style:family="text">
      <style:text-properties fo:language="zxx" fo:country="none" officeooo:rsid="0075ba6d" style:language-asian="zxx" style:country-asian="none" style:language-complex="zxx" style:country-complex="none"/>
    </style:style>
    <style:style style:name="T195" style:family="text">
      <style:text-properties fo:language="zxx" fo:country="none" officeooo:rsid="0048a1db" style:language-asian="zxx" style:country-asian="none" style:language-complex="zxx" style:country-complex="none"/>
    </style:style>
    <style:style style:name="T19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97" style:family="text">
      <style:text-properties fo:language="zxx" fo:country="none" fo:font-weight="normal" officeooo:rsid="0058c185" style:language-asian="zxx" style:country-asian="none" style:font-weight-asian="normal" style:language-complex="zxx" style:country-complex="none" style:font-weight-complex="normal"/>
    </style:style>
    <style:style style:name="T198" style:family="text">
      <style:text-properties fo:language="zxx" fo:country="none" fo:font-weight="normal" officeooo:rsid="006a1a6d" style:language-asian="zxx" style:country-asian="none" style:font-weight-asian="normal" style:language-complex="zxx" style:country-complex="none" style:font-weight-complex="normal"/>
    </style:style>
    <style:style style:name="T199" style:family="text">
      <style:text-properties fo:language="zxx" fo:country="none" fo:font-weight="normal" officeooo:rsid="006b3cf4" style:language-asian="zxx" style:country-asian="none" style:font-weight-asian="normal" style:language-complex="zxx" style:country-complex="none" style:font-weight-complex="normal"/>
    </style:style>
    <style:style style:name="T200" style:family="text">
      <style:text-properties fo:language="zxx" fo:country="none" fo:font-weight="normal" officeooo:rsid="006c29b5" style:language-asian="zxx" style:country-asian="none" style:font-weight-asian="normal" style:language-complex="zxx" style:country-complex="none" style:font-weight-complex="normal"/>
    </style:style>
    <style:style style:name="T201" style:family="text">
      <style:text-properties fo:language="zxx" fo:country="none" fo:font-weight="normal" officeooo:rsid="003ffdb2" style:language-asian="zxx" style:country-asian="none" style:font-weight-asian="normal" style:language-complex="zxx" style:country-complex="none" style:font-weight-complex="normal"/>
    </style:style>
    <style:style style:name="T202" style:family="text">
      <style:text-properties fo:language="zxx" fo:country="none" fo:font-weight="normal" officeooo:rsid="006e06b0" style:language-asian="zxx" style:country-asian="none" style:font-weight-asian="normal" style:language-complex="zxx" style:country-complex="none" style:font-weight-complex="normal"/>
    </style:style>
    <style:style style:name="T203" style:family="text">
      <style:text-properties fo:language="zxx" fo:country="none" fo:font-weight="normal" officeooo:rsid="0070be50" style:language-asian="zxx" style:country-asian="none" style:font-weight-asian="normal" style:language-complex="zxx" style:country-complex="none" style:font-weight-complex="normal"/>
    </style:style>
    <style:style style:name="T204" style:family="text">
      <style:text-properties fo:language="zxx" fo:country="none" fo:font-weight="normal" officeooo:rsid="007193d9" style:language-asian="zxx" style:country-asian="none" style:font-weight-asian="normal" style:language-complex="zxx" style:country-complex="none" style:font-weight-complex="normal"/>
    </style:style>
    <style:style style:name="T205" style:family="text">
      <style:text-properties fo:language="zxx" fo:country="none" fo:font-weight="normal" officeooo:rsid="007315b1" style:language-asian="zxx" style:country-asian="none" style:font-weight-asian="normal" style:language-complex="zxx" style:country-complex="none" style:font-weight-complex="normal"/>
    </style:style>
    <style:style style:name="T206" style:family="text">
      <style:text-properties fo:language="zxx" fo:country="none" fo:font-weight="normal" officeooo:rsid="0074a0e4" style:language-asian="zxx" style:country-asian="none" style:font-weight-asian="normal" style:language-complex="zxx" style:country-complex="none" style:font-weight-complex="normal"/>
    </style:style>
    <style:style style:name="T207" style:family="text">
      <style:text-properties fo:language="zxx" fo:country="none" fo:font-weight="normal" officeooo:rsid="00850d99" style:language-asian="zxx" style:country-asian="none" style:font-weight-asian="normal" style:language-complex="zxx" style:country-complex="none" style:font-weight-complex="normal"/>
    </style:style>
    <style:style style:name="T208" style:family="text">
      <style:text-properties officeooo:rsid="005a42b7"/>
    </style:style>
    <style:style style:name="T209" style:family="text">
      <style:text-properties officeooo:rsid="005aedb2"/>
    </style:style>
    <style:style style:name="T210" style:family="text">
      <style:text-properties officeooo:rsid="005e6894"/>
    </style:style>
    <style:style style:name="T211" style:family="text">
      <style:text-properties officeooo:rsid="0065ce39"/>
    </style:style>
    <style:style style:name="T212" style:family="text">
      <style:text-properties style:text-position="sub 58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13" style:family="text">
      <style:text-properties style:text-position="sub 58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14" style:family="text">
      <style:text-properties officeooo:rsid="008283b3"/>
    </style:style>
    <style:style style:name="T215" style:family="text">
      <style:text-properties officeooo:rsid="008449e7"/>
    </style:style>
    <style:style style:name="T216" style:family="text">
      <style:text-properties officeooo:rsid="00850d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>COMMANDS</text:p>
      <text:p text:style-name="P26"><text:span text:style-name="T2">$ </text:span><text:span text:style-name="T9">sudo</text:span><text:span text:style-name="T31"> – </text:span><text:span text:style-name="T34">run command as root</text:span></text:p>
      <text:p text:style-name="P103"><text:span text:style-name="T62">-</text:span><text:span text:style-name="T68">i</text:span><text:span text:style-name="T102"> – </text:span><text:span text:style-name="T103">login as root (</text:span><text:span text:style-name="T68">root@device:~#</text:span><text:span text:style-name="T103">)</text:span></text:p>
      <text:p text:style-name="P65"><text:span text:style-name="T9">$ </text:span><text:span text:style-name="T2">su</text:span><text:span text:style-name="T31"> – switch </text:span><text:span text:style-name="T48">between users</text:span></text:p>
      <text:p text:style-name="P102"><text:span text:style-name="T29">$ </text:span><text:span text:style-name="T2">whoami</text:span><text:span text:style-name="T31"> – show curretly user logged in</text:span></text:p>
      <text:p text:style-name="P78"><text:span text:style-name="T2">$ who</text:span> – list users currently logged in</text:p>
      <text:p text:style-name="P99"><text:span text:style-name="T2">$ finger</text:span> – display logged users information</text:p>
      <text:p text:style-name="P101"><text:span text:style-name="T29">$ ifconfig</text:span><text:span text:style-name="T48"> – configure network interface</text:span></text:p>
      <text:p text:style-name="P63"><text:span text:style-name="T2">$ clear</text:span><text:span text:style-name="T31"> – clear the terminal screen</text:span></text:p>
      <text:p text:style-name="P63"><text:span text:style-name="T4">$ exit</text:span><text:span text:style-name="T33"> – exit the shell</text:span></text:p>
      <text:p text:style-name="P62"><text:span text:style-name="T2">$ cd</text:span><text:span text:style-name="T31"> – change directory</text:span></text:p>
      <text:p text:style-name="P100"><text:span text:style-name="T2">$ pushd</text:span><text:span text:style-name="T31"> – change directory (save current)</text:span></text:p>
      <text:p text:style-name="P100"><text:span text:style-name="T2">$ popd</text:span><text:span text:style-name="T31"> – return to saved directory</text:span></text:p>
      <text:p text:style-name="P62"><text:span text:style-name="T2">$ pwd</text:span><text:span text:style-name="T31"> – print </text:span><text:span text:style-name="T32">name of current/</text:span><text:span text:style-name="T31">working directory</text:span></text:p>
      <text:p text:style-name="P1"><text:span text:style-name="T3">$ ls</text:span><text:span text:style-name="T1"> – </text:span><text:span text:style-name="T52">list director</text:span><text:span text:style-name="T153">y</text:span><text:span text:style-name="T52"> contents</text:span></text:p>
      <text:p text:style-name="P7"><text:span text:style-name="T2">-l</text:span> – long list format / <text:span text:style-name="T2">-</text:span><text:span text:style-name="T26">R</text:span><text:span text:style-name="T171"> – recursive list</text:span></text:p>
      <text:p text:style-name="P7"><text:span text:style-name="T2">-a</text:span> – do not ignore entries starting with “.”</text:p>
      <text:p text:style-name="P58"><text:span text:style-name="T56">-1</text:span><text:span text:style-name="T75"> – one file per line</text:span></text:p>
      <text:p text:style-name="P2"><text:span text:style-name="T2">$ cp</text:span> – copy file and director<text:span text:style-name="T153">y</text:span></text:p>
      <text:p text:style-name="P61"><text:span text:style-name="T56">-</text:span><text:span text:style-name="T57">b</text:span><text:span text:style-name="T76"> – create a backup file / </text:span><text:span text:style-name="T57">-</text:span><text:span text:style-name="T67">i</text:span><text:span text:style-name="T101"> – ask before overwrite</text:span></text:p>
      <text:p text:style-name="P8"><text:span text:style-name="T2">$ mv</text:span> – move (rename) file</text:p>
      <text:p text:style-name="P59"><text:span text:style-name="T56">-</text:span><text:span text:style-name="T57">b</text:span><text:span text:style-name="T76"> – create a backup file / </text:span><text:span text:style-name="T57">-</text:span><text:span text:style-name="T67">i</text:span><text:span text:style-name="T101"> – ask before overwrite</text:span></text:p>
      <text:p text:style-name="P3"><text:span text:style-name="T2">$ rm</text:span> – remove file and director<text:span text:style-name="T153">y </text:span><text:span text:style-name="T215">permanently</text:span></text:p>
      <text:p text:style-name="P58"><text:span text:style-name="T58">-</text:span><text:span text:style-name="T59">d</text:span><text:span text:style-name="T77"> – </text:span><text:span text:style-name="T78">empty directory / </text:span><text:span text:style-name="T59">-r</text:span><text:span text:style-name="T78"> – directory and contents</text:span></text:p>
      <text:p text:style-name="P111"><text:span text:style-name="T2">$ trash-put</text:span> – trash files and directories</text:p>
      <text:p text:style-name="P111"><text:span text:style-name="T2">$ trash-list</text:span> – list trashed files</text:p>
      <text:p text:style-name="P111"><text:span text:style-name="T2">$ trash-restore</text:span> – restore trashed files</text:p>
      <text:p text:style-name="P110"><text:span text:style-name="T2">$ trash-</text:span><text:span text:style-name="T20">empty</text:span><text:span text:style-name="T158"> – empty trash</text:span><text:span text:style-name="T214">can</text:span></text:p>
      <text:p text:style-name="P62"><text:span text:style-name="T2">$ touch</text:span> – <text:span text:style-name="T145">create or update file</text:span></text:p>
      <text:p text:style-name="P62"><text:span text:style-name="T2">$ mkdir</text:span> – make directory</text:p>
      <text:p text:style-name="P66"><text:span text:style-name="T2">$ file</text:span> – classify file</text:p>
      <text:p text:style-name="P62"><text:span text:style-name="T2">$ echo</text:span> – <text:span text:style-name="T153">print</text:span> <text:span text:style-name="T153">string</text:span></text:p>
      <text:p text:style-name="P62"><text:span text:style-name="T2">$ cat</text:span> – concatenate file to standard output</text:p>
      <text:p text:style-name="P9"><text:span text:style-name="T2">$ less</text:span> – <text:span text:style-name="T53">print file’</text:span><text:span text:style-name="T153">s content</text:span><text:span text:style-name="T53"> one page at a time</text:span></text:p>
      <text:p text:style-name="P9"><text:span text:style-name="T62">ENTER</text:span><text:span text:style-name="T81"> – jump one</text:span><text:span text:style-name="T79"> line / </text:span><text:span text:style-name="T62">SPACE</text:span><text:span text:style-name="T81"> – jump one</text:span><text:span text:style-name="T79"> page</text:span></text:p>
      <text:p text:style-name="P67"><text:span text:style-name="T60">/</text:span><text:span text:style-name="T79"> – </text:span><text:span text:style-name="T81">search </text:span><text:span text:style-name="T82">forward </text:span><text:span text:style-name="T81">/ </text:span><text:span text:style-name="T62">?</text:span><text:span text:style-name="T81"> – </text:span><text:span text:style-name="T82">search backward</text:span></text:p>
      <text:p text:style-name="P62"><text:span text:style-name="T2">$ head</text:span> – <text:span text:style-name="T53">print first 10 lines of file</text:span></text:p>
      <text:p text:style-name="P62"><text:span text:style-name="T2">$ tail</text:span> – <text:span text:style-name="T53">print last 10 lines of file</text:span></text:p>
      <text:p text:style-name="P68"><text:span text:style-name="T2">$ uniq</text:span> – report or omit repeated lines</text:p>
      <text:p text:style-name="P10"><text:span text:style-name="T16">$ diff</text:span><text:span text:style-name="T37"> – </text:span><text:span text:style-name="T36">print</text:span><text:span text:style-name="T37"> differences between files</text:span></text:p>
      <text:p text:style-name="P113"><text:span text:style-name="T2">&lt;</text:span><text:span text:style-name="T31"> – line in the left file / </text:span><text:span text:style-name="T2">&gt;</text:span><text:span text:style-name="T31"> – line in the right file</text:span></text:p>
      <text:p text:style-name="P9"><text:span text:style-name="T15">$ weather</text:span><text:span text:style-name="T154"> – current weather info</text:span></text:p>
      <text:p text:style-name="P115"><text:span text:style-name="T2">-f</text:span> – forecast weather</text:p>
      <text:p text:style-name="P4"><text:span text:style-name="T2">$ grep</text:span> – print lines matching a pattern</text:p>
      <text:p text:style-name="P5"><text:span text:style-name="T63">-</text:span><text:span text:style-name="T60">v</text:span><text:span text:style-name="T79"> – do</text:span><text:span text:style-name="T78">es</text:span><text:span text:style-name="T79"> not match </text:span><text:span text:style-name="T83">lines / </text:span><text:span text:style-name="T63">-</text:span><text:span text:style-name="T60">n</text:span><text:span text:style-name="T79"> – </text:span><text:span text:style-name="T78">e</text:span><text:span text:style-name="T79">numerate lines</text:span></text:p>
      <text:p text:style-name="P60"><text:span text:style-name="T56">-</text:span><text:span text:style-name="T66">c</text:span><text:span text:style-name="T80"> – </text:span><text:span text:style-name="T79">only </text:span><text:span text:style-name="T83">line</text:span><text:span text:style-name="T87">s</text:span><text:span text:style-name="T83"> count</text:span></text:p>
      <text:p text:style-name="P6"><text:span text:style-name="T5">$ wc</text:span><text:span text:style-name="T53"> – </text:span><text:span text:style-name="T153">count</text:span><text:span text:style-name="T54"> line, word and byte</text:span></text:p>
      <text:p text:style-name="P58"><text:span text:style-name="T56">-</text:span><text:span text:style-name="T61">l</text:span><text:span text:style-name="T80"> – line / </text:span><text:span text:style-name="T61">-w</text:span><text:span text:style-name="T80"> – word / </text:span><text:span text:style-name="T61">-m</text:span><text:span text:style-name="T80"> – character / </text:span><text:span text:style-name="T61">-c</text:span><text:span text:style-name="T80"> – bytes</text:span></text:p>
      <text:p text:style-name="P62"><text:span text:style-name="T2">$ </text:span><text:span text:style-name="T7">sort</text:span><text:span text:style-name="T55"> – </text:span><text:span text:style-name="T153">print </text:span><text:span text:style-name="T55">sort</text:span><text:span text:style-name="T153">ed</text:span><text:span text:style-name="T55"> lines</text:span></text:p>
      <text:p text:style-name="P62"><text:span text:style-name="T2">$ whatis</text:span> – one-line manual page descriptions</text:p>
      <text:p text:style-name="P62"><text:span text:style-name="T2">$ apropos</text:span> – search the manual page names and descriptions</text:p>
      <text:p text:style-name="P11"><text:span text:style-name="T2">$ systemctl</text:span> – <text:span text:style-name="T159">control systemd system and units</text:span></text:p>
      <text:p text:style-name="P71"><text:span text:style-name="T109">poweroff</text:span><text:span text:style-name="T108"> – turn off system / </text:span><text:span text:style-name="T109">reboot</text:span><text:span text:style-name="T108"> – restart sytem</text:span></text:p>
      <text:p text:style-name="P66"><text:span text:style-name="T2">$ jobs</text:span> – list current jobs</text:p>
      <text:p text:style-name="P66"><text:span text:style-name="T2">$ fg</text:span> – foreground a job</text:p>
      <text:p text:style-name="P66"><text:span text:style-name="T2">$ bg</text:span> – background a job</text:p>
      <text:p text:style-name="P74"><text:span text:style-name="T2">$ ps</text:span> – <text:span text:style-name="T148">list current process</text:span><text:span text:style-name="T208">es status</text:span></text:p>
      <text:p text:style-name="P120"><text:span text:style-name="T173">$ pidof</text:span><text:span text:style-name="T188"> – matches software with its processes</text:span></text:p>
      <text:p text:style-name="P72"><text:span text:style-name="T2">$ kill</text:span> – <text:span text:style-name="T148">kill processes and jobs</text:span></text:p>
      <text:p text:style-name="P139"><text:span text:style-name="T185">$ killall</text:span><text:span text:style-name="T192"> – kill all related processes </text:span><text:span text:style-name="T193">by name</text:span></text:p>
      <text:p text:style-name="P140"><text:span text:style-name="T186">$ pkill</text:span><text:span text:style-name="T194"> – kill a</text:span><text:span text:style-name="T193">ll</text:span><text:span text:style-name="T194"> </text:span><text:span text:style-name="T193">related </text:span><text:span text:style-name="T194">process</text:span><text:span text:style-name="T193">es</text:span><text:span text:style-name="T194"> </text:span><text:span text:style-name="T193">by</text:span><text:span text:style-name="T194"> </text:span><text:span text:style-name="T193">pattern</text:span></text:p>
      <text:p text:style-name="P75"><text:span text:style-name="T2">$ curl</text:span> – transfer for or to web server</text:p>
      <text:p text:style-name="P72"><text:span text:style-name="T2">$ wget</text:span> – <text:span text:style-name="T149">download web file</text:span></text:p>
      <text:p text:style-name="P76"><text:span text:style-name="T10">$ whereis</text:span><text:span text:style-name="T146"> – </text:span><text:span text:style-name="T149">locate the binary, source and manual page for a command/software</text:span></text:p>
      <text:p text:style-name="P92"><text:span text:style-name="T2">$ which</text:span> – locate executable file of a software</text:p>
      <text:p text:style-name="P98"><text:span text:style-name="T2">$ free</text:span> – <text:span text:style-name="T209">ram </text:span>memory usage</text:p>
      <text:p text:style-name="P77"><text:span text:style-name="T2">$ df</text:span> – disk <text:span text:style-name="T147">space </text:span>usage</text:p>
      <text:p text:style-name="P79"><text:span text:style-name="T2">$ du</text:span> – directory space usage</text:p>
      <text:p text:style-name="P73"><text:span text:style-name="T2">$ chmod</text:span> – <text:span text:style-name="T146">change access rights</text:span></text:p>
      <text:p text:style-name="P64"><text:span text:style-name="T2">$ chown</text:span> – <text:span text:style-name="T151">change file owner</text:span></text:p>
      <text:p text:style-name="P94"><text:span text:style-name="T2">$ groups</text:span> – print user's groups</text:p>
      <text:p text:style-name="P76"><text:span text:style-name="T10">$ uptime</text:span><text:span text:style-name="T146"> – </text:span><text:span text:style-name="T155">running</text:span><text:span text:style-name="T150"> system </text:span><text:span text:style-name="T155">time</text:span></text:p>
      <text:p text:style-name="P72"><text:span text:style-name="T2">$ </text:span><text:span text:style-name="T10">date</text:span><text:span text:style-name="T146"> – </text:span><text:span text:style-name="T150">date and time</text:span></text:p>
      <text:p text:style-name="P77"><text:span text:style-name="T2">$ cal</text:span> – calendar</text:p>
      <text:p text:style-name="P12"><text:span text:style-name="T10">$ find</text:span><text:span text:style-name="T146"> – </text:span><text:span text:style-name="T150">find files (suits to pattern searches)</text:span></text:p>
      <text:p text:style-name="P13"><text:span text:style-name="T69">-</text:span><text:span text:style-name="T70">name</text:span><text:span text:style-name="T89"> – </text:span><text:span text:style-name="T90">specif file name</text:span></text:p>
      <text:p text:style-name="P13"><text:span text:style-name="T71">-iname</text:span><text:span text:style-name="T90"> – non-sensitive file name</text:span></text:p>
      <text:p text:style-name="P80"><text:span text:style-name="T71">-path</text:span><text:span text:style-name="T90"> – matches entire file path</text:span></text:p>
      <text:p text:style-name="P76"><text:soft-page-break/><text:span text:style-name="T10">$ locate</text:span><text:span text:style-name="T146"> – </text:span><text:span text:style-name="T150">find files by name (suits </text:span><text:span text:style-name="T155">better</text:span><text:span text:style-name="T150"> for huge and deep searches)</text:span></text:p>
      <text:p text:style-name="P81"><text:span text:style-name="T2">$ history</text:span> – list commands history</text:p>
      <text:p text:style-name="P108"><text:span text:style-name="T7">$ man</text:span><text:span text:style-name="T55"> – </text:span>online manual page for a command</text:p>
      <text:p text:style-name="P14"><text:span text:style-name="T12">$ htop</text:span><text:span text:style-name="T145"> – </text:span><text:span text:style-name="T155">interactive </text:span><text:span text:style-name="T148">linux processes</text:span></text:p>
      <text:p text:style-name="P33"><text:span text:style-name="T2">/</text:span> – <text:span text:style-name="T157">incremental search / </text:span><text:span text:style-name="T18">\</text:span><text:span text:style-name="T157"> – incremental filter</text:span></text:p>
      <text:p text:style-name="P116"><text:span text:style-name="T2">k</text:span> – kill process / <text:span text:style-name="T2">t</text:span> – tree view / <text:span text:style-name="T2">M</text:span> – sort by memory</text:p>
      <text:p text:style-name="P15"><text:span text:style-name="T2">$ vim</text:span> – text editor on terminal</text:p>
      <text:p text:style-name="P34"><text:span text:style-name="T19">i</text:span><text:span text:style-name="T38"> – insert mode / </text:span><text:span text:style-name="T19">gi</text:span><text:span text:style-name="T38"> – restart insert mode at last insert</text:span></text:p>
      <text:p text:style-name="P38">I – insert at line’s beginning / <text:span text:style-name="T28">dd</text:span><text:span text:style-name="T209"> – delete line</text:span></text:p>
      <text:p text:style-name="P38">A – append at line’s end / <text:span text:style-name="T28">dw</text:span><text:span text:style-name="T209"> – delete word</text:span></text:p>
      <text:p text:style-name="P35"><text:span text:style-name="T2">o</text:span><text:span text:style-name="T31"> – create new line after cursor / </text:span><text:span text:style-name="T28">u</text:span><text:span text:style-name="T50"> – undo</text:span></text:p>
      <text:p text:style-name="P36"><text:span text:style-name="T23">E</text:span><text:span text:style-name="T28">sc</text:span><text:span text:style-name="T41"> – escape write mode / </text:span><text:span text:style-name="T2">:</text:span><text:span text:style-name="T31"> – enable command</text:span></text:p>
      <text:p text:style-name="P25"><text:span text:style-name="T56">:w</text:span><text:span text:style-name="T75"> – save / :</text:span><text:span text:style-name="T65">q</text:span><text:span text:style-name="T86"> – quit / :</text:span><text:span text:style-name="T65">q!</text:span><text:span text:style-name="T86"> – force quit</text:span></text:p>
      <text:p text:style-name="P124"><text:span text:style-name="T137">:</text:span><text:span text:style-name="T112">wq</text:span><text:span text:style-name="T137"> – save-quit </text:span><text:span text:style-name="T138">(</text:span><text:span text:style-name="T113">Shift+ Z + Z</text:span><text:span text:style-name="T138">)</text:span></text:p>
      <text:p text:style-name="P96"><text:span text:style-name="T27">$ mailx</text:span> <text:s/>– <text:span text:style-name="T210">mail system on terminal</text:span></text:p>
      <text:p text:style-name="P125"><text:span text:style-name="T175">$ </text:span><text:span text:style-name="T176">bc</text:span><text:span text:style-name="T187"> <text:s/>– </text:span><text:span text:style-name="T189">calculator on terminal</text:span></text:p>
      <text:p text:style-name="P16"><text:span text:style-name="T2">$ tar</text:span> – create or extract a compressed file</text:p>
      <text:p text:style-name="P39"><text:span text:style-name="T2">cf</text:span> – create .tar / <text:span text:style-name="T2">xf</text:span> – extract .tar / <text:span text:style-name="T2">czf</text:span> – create .gz</text:p>
      <text:p text:style-name="P114"><text:span text:style-name="T2">xzf</text:span> extra<text:span text:style-name="T211">ct</text:span> .gz / <text:span text:style-name="T2">cjf</text:span> – create .bz2 / <text:span text:style-name="T2">xjg</text:span> – extract .bz2</text:p>
      <text:p text:style-name="P48"><text:span text:style-name="T177">$ </text:span><text:span text:style-name="T178">7z</text:span><text:span text:style-name="T190"> – </text:span><text:span text:style-name="T191">create or extract a compressed file</text:span></text:p>
      <text:p text:style-name="P126"><text:span text:style-name="T121">e</text:span><text:span text:style-name="T141"> extra</text:span><text:span text:style-name="T142">ct</text:span><text:span text:style-name="T141"> .</text:span><text:span text:style-name="T142">7</text:span><text:span text:style-name="T141">z / </text:span><text:span text:style-name="T122">a</text:span><text:span text:style-name="T141"> – </text:span><text:span text:style-name="T143">create .7z / </text:span><text:span text:style-name="T122">l</text:span><text:span text:style-name="T132"> – list content</text:span></text:p>
      <text:p text:style-name="P127"><text:span text:style-name="T177">$ </text:span><text:span text:style-name="T178">unzip</text:span><text:span text:style-name="T190"> – </text:span><text:span text:style-name="T191">extract a compressed file</text:span></text:p>
      <text:p text:style-name="P107"><text:span text:style-name="T11">$ </text:span><text:span text:style-name="T17">bash</text:span><text:span text:style-name="T149"> – </text:span><text:span text:style-name="T156">run shell script</text:span></text:p>
      <text:p text:style-name="P27"><text:span text:style-name="T2">$ tmux</text:span> – terminal multiplexer</text:p>
      <text:p text:style-name="P57"><text:span text:style-name="T116">n</text:span><text:span text:style-name="T110">ew -s</text:span><text:span text:style-name="T124"> – start new named session /</text:span><text:span text:style-name="T129"> </text:span><text:span text:style-name="T116">l</text:span><text:span text:style-name="T118">s</text:span><text:span text:style-name="T129"> – list sessions</text:span></text:p>
      <text:p text:style-name="P56"><text:span text:style-name="T116">detach</text:span><text:span text:style-name="T139"> – close session, but leave proccesses running</text:span></text:p>
      <text:p text:style-name="P55"><text:span text:style-name="T139">rename-session</text:span><text:span text:style-name="T128"> – rename existing session</text:span></text:p>
      <text:p text:style-name="P141"><text:span text:style-name="T116">attach </text:span><text:span text:style-name="T117">-t</text:span><text:span text:style-name="T139"> – recover the closed session </text:span><text:span text:style-name="T140">with</text:span><text:span text:style-name="T139"> processes</text:span></text:p>
      <text:p text:style-name="P117"/>
      <text:p text:style-name="P148"><text:span text:style-name="T160">SHELL</text:span><text:span text:style-name="T163"> </text:span>SYMBOLS</text:p>
      <text:p text:style-name="P62"><text:span text:style-name="T2">-</text:span> <text:s/>– <text:span text:style-name="T54">arguments</text:span></text:p>
      <text:p text:style-name="P62"><text:span text:style-name="T6">&gt;</text:span><text:span text:style-name="T54"> <text:s/>– redirect standard output to a file</text:span></text:p>
      <text:p text:style-name="P62"><text:span text:style-name="T6">&gt;&gt;</text:span><text:span text:style-name="T54"> <text:s/>– append standard output to a file</text:span></text:p>
      <text:p text:style-name="P67"><text:span text:style-name="T6">&lt;</text:span><text:span text:style-name="T54"> <text:s/>– redirect standard input from a file</text:span></text:p>
      <text:p text:style-name="P95"><text:span text:style-name="T2">0</text:span> – standard input (<text:span text:style-name="T2">STDIN</text:span>)</text:p>
      <text:p text:style-name="P95"><text:span text:style-name="T2">1</text:span> – standard output (<text:span text:style-name="T2">STDOUT</text:span>)</text:p>
      <text:p text:style-name="P95"><text:span text:style-name="T2">2</text:span> – standard error (<text:span text:style-name="T2">STDERR</text:span>)</text:p>
      <text:p text:style-name="P64"><text:span text:style-name="T2">1&gt;2</text:span> – std output to same place as std error</text:p>
      <text:p text:style-name="P64"><text:span text:style-name="T2">2&gt;1</text:span> – std error to same place as std output</text:p>
      <text:p text:style-name="P62"><text:span text:style-name="T2">|</text:span> <text:s/>– pipe (use the output of the command on the left as the input to the command on the right)</text:p>
      <text:p text:style-name="P79"><text:span text:style-name="T2">&amp;</text:span> – background the <text:span text:style-name="T148">process</text:span> on the left</text:p>
      <text:p text:style-name="P95"><text:span text:style-name="T2">&amp;&gt;</text:span> <text:span text:style-name="T147">–</text:span> redicrect output as command's input</text:p>
      <text:p text:style-name="P82"><text:span text:style-name="T2">&amp;&amp;</text:span> – run two commands in sequence</text:p>
      <text:p text:style-name="P62"><text:span text:style-name="T2">!</text:span> – <text:span text:style-name="T149">repeat an old</text:span><text:span text:style-name="T145"> command</text:span></text:p>
      <text:p text:style-name="P83"><text:span text:style-name="T22">‘’</text:span><text:span text:style-name="T163"> – permit special characters</text:span></text:p>
      <text:p text:style-name="P84"><text:span text:style-name="T13">#!</text:span><text:span text:style-name="T152"> – interpreter for an execution under </text:span><text:span text:style-name="T155">linux</text:span></text:p>
      <text:p text:style-name="P85"><text:span text:style-name="T10">#!/</text:span><text:span text:style-name="T2">bin/bash</text:span><text:span text:style-name="T31"> – run shell file as a software</text:span></text:p>
      <text:p text:style-name="P146">ACCESS RIGHTS</text:p>
      <text:p text:style-name="P68"><text:span text:style-name="T2">u</text:span> – user / <text:span text:style-name="T2">g</text:span> – group / <text:span text:style-name="T2">o</text:span> – other / <text:span text:style-name="T2">a</text:span> – all</text:p>
      <text:p text:style-name="P62"><text:span text:style-name="T8">r</text:span><text:span text:style-name="T54"> <text:s/>– </text:span><text:span text:style-name="T144">read permission (</text:span><text:span text:style-name="T12">4 </text:span><text:span text:style-name="T30">- 2^2</text:span><text:span text:style-name="T144">)</text:span></text:p>
      <text:p text:style-name="P62"><text:span text:style-name="T2">w</text:span> <text:s/>– <text:span text:style-name="T144">write permission (</text:span><text:span text:style-name="T8">2 – </text:span><text:span text:style-name="T30">2^1</text:span><text:span text:style-name="T144">)</text:span></text:p>
      <text:p text:style-name="P62"><text:span text:style-name="T2">x</text:span> <text:s/>– <text:span text:style-name="T144">execute permission (</text:span><text:span text:style-name="T12">1 - </text:span><text:span text:style-name="T30">2^0</text:span><text:span text:style-name="T144">)</text:span></text:p>
      <text:p text:style-name="P93"><text:span text:style-name="T2">=</text:span> – set/override permission for user</text:p>
      <text:p text:style-name="P63"><text:span text:style-name="T2">+</text:span> <text:s/>– add permission</text:p>
      <text:p text:style-name="P63"><text:span text:style-name="T2">-</text:span> <text:s/>– remove permission</text:p>
      <text:p text:style-name="P142">INSTALLATION</text:p>
      <text:p text:style-name="P17"><text:span text:style-name="T35">1) </text:span><text:span text:style-name="T10">$ </text:span><text:span text:style-name="T2">./</text:span><text:span text:style-name="T10">configure</text:span><text:span text:style-name="T146"> ~</text:span><text:span text:style-name="T166">&gt;</text:span><text:span text:style-name="T146"> </text:span><text:span text:style-name="T10">$ make</text:span><text:span text:style-name="T146"> ~</text:span><text:span text:style-name="T166">&gt;</text:span><text:span text:style-name="T146"> </text:span><text:span text:style-name="T11">$ make check</text:span></text:p>
      <text:p text:style-name="P69"><text:span text:style-name="T10"><text:tab/>$ make install</text:span><text:span text:style-name="T35"> ~</text:span><text:span text:style-name="T43">&gt;</text:span><text:span text:style-name="T35"> </text:span><text:span text:style-name="T11">$ make clean</text:span></text:p>
      <text:p text:style-name="P86"><text:span text:style-name="T47">2</text:span><text:span text:style-name="T46">) </text:span><text:span text:style-name="T25">$ gdebi package.deb</text:span><text:span text:style-name="T46"> – </text:span><text:span text:style-name="T47">same as </text:span><text:span text:style-name="T24">$ dpkg -i</text:span><text:span text:style-name="T47">, install packages, but also </text:span><text:span text:style-name="T46">install dependencies</text:span></text:p>
      <text:p text:style-name="P28">$ apt<text:span text:style-name="T31"> – </text:span><text:span text:style-name="T41">apt package handling utility</text:span></text:p>
      <text:p text:style-name="P41"><text:span text:style-name="T164">l</text:span>ist<text:span text:style-name="T31"> – list all apt packages</text:span></text:p>
      <text:p text:style-name="P41">--installed<text:span text:style-name="T31"> – list only installed packages</text:span></text:p>
      <text:p text:style-name="P42">--<text:span text:style-name="T167">fix-broken</text:span><text:span text:style-name="T44"> – </text:span><text:span text:style-name="T45">fix broken packages, </text:span><text:span text:style-name="T46">but careful!</text:span></text:p>
      <text:p text:style-name="P40"><text:span text:style-name="T2">update</text:span> – resynchronize package wit source list</text:p>
      <text:p text:style-name="P18"><text:span text:style-name="T69">install</text:span><text:span text:style-name="T88"> – install specific packages</text:span></text:p>
      <text:p text:style-name="P19"><text:span text:style-name="T73">install p</text:span><text:span text:style-name="T74">ac</text:span><text:span text:style-name="T73">k</text:span><text:span text:style-name="T74">a</text:span><text:span text:style-name="T73">g</text:span><text:span text:style-name="T74">e</text:span><text:span text:style-name="T73">=version</text:span><text:span text:style-name="T92"> – </text:span><text:span text:style-name="T93">install </text:span><text:span text:style-name="T92">specific version</text:span></text:p>
      <text:p text:style-name="P20"><text:span text:style-name="T72">upgrade</text:span><text:span text:style-name="T91"> – upgrade all installed system packages</text:span></text:p>
      <text:p text:style-name="P20"><text:span text:style-name="T72">--no-upgrade</text:span><text:span text:style-name="T91"> – prevent installed packages upgrade</text:span></text:p>
      <text:p text:style-name="P20"><text:span text:style-name="T72">--only-upgrade</text:span><text:span text:style-name="T91"> – prevent new packages installation</text:span></text:p>
      <text:p text:style-name="P21"><text:span text:style-name="T72">r</text:span><text:span text:style-name="T73">emove</text:span><text:span text:style-name="T92"> – uninstall packages (keep configuration)</text:span></text:p>
      <text:p text:style-name="P22"><text:span text:style-name="T69">purge</text:span><text:span text:style-name="T88"> – uninstall packages and configuration files</text:span></text:p>
      <text:p text:style-name="P23"><text:span text:style-name="T74">autoremove</text:span><text:span text:style-name="T107"> – </text:span><text:span text:style-name="T106">uninstall</text:span><text:span text:style-name="T105"> not used dependencies</text:span></text:p>
      <text:p text:style-name="P21"><text:span text:style-name="T73">clean</text:span><text:span text:style-name="T92"> – remove </text:span><text:span text:style-name="T96">all</text:span><text:span text:style-name="T95"> </text:span><text:span text:style-name="T92">files from </text:span><text:span text:style-name="T95">apt </text:span><text:span text:style-name="T92">cache </text:span><text:span text:style-name="T96">folders</text:span></text:p>
      <text:p text:style-name="P24"><text:span text:style-name="T73">a</text:span><text:span text:style-name="T74">utoclean</text:span><text:span text:style-name="T93"> – </text:span><text:span text:style-name="T92">remove </text:span><text:span text:style-name="T96">only out of date files</text:span></text:p>
      <text:p text:style-name="P19"><text:span text:style-name="T73">download</text:span><text:span text:style-name="T92"> – download packages (do not install)</text:span></text:p>
      <text:p text:style-name="P22"><text:span text:style-name="T69">source</text:span><text:span text:style-name="T88"> – download and unpack source code</text:span></text:p>
      <text:p text:style-name="P21"><text:span text:style-name="T73">--compile</text:span><text:span text:style-name="T92"> – also compile source code</text:span></text:p>
      <text:p text:style-name="P87"><text:span text:style-name="T73">check</text:span><text:span text:style-name="T92"> – update and check broken dependenci</text:span><text:span text:style-name="T94">es</text:span><text:span text:style-name="T88"> </text:span></text:p>
      <text:p text:style-name="P29">$ apt-cache<text:span text:style-name="T31"> – query the apt cache</text:span></text:p>
      <text:p text:style-name="P20"><text:span text:style-name="T64">pkgnames</text:span><text:span text:style-name="T98"> – list packages starting with </text:span><text:span text:style-name="T99">pattern</text:span></text:p>
      <text:p text:style-name="P44">search<text:span text:style-name="T31"> – short description / </text:span>show<text:span text:style-name="T31"> – long description</text:span></text:p>
      <text:p text:style-name="P118">s<text:span text:style-name="T165">howpkg</text:span><text:span text:style-name="T42"> – dependencies / </text:span><text:span text:style-name="T165">stats</text:span><text:span text:style-name="T42"> – overall statistics</text:span></text:p>
      <text:p text:style-name="P32"><text:span text:style-name="T11">$</text:span><text:span text:style-name="T2">snap</text:span> – <text:span text:style-name="T169">interact with snap packages</text:span></text:p>
      <text:p text:style-name="P37"><text:span text:style-name="T2">list</text:span> – <text:span text:style-name="T169">list </text:span><text:span text:style-name="T170">installed</text:span><text:span text:style-name="T169"> </text:span><text:span text:style-name="T170">snap </text:span><text:span text:style-name="T169">packages</text:span></text:p>
      <text:p text:style-name="P47"><text:span text:style-name="T111">find</text:span><text:span text:style-name="T125"> – find package</text:span></text:p>
      <text:p text:style-name="P30"><text:soft-page-break/><text:span text:style-name="T85">install</text:span><text:span text:style-name="T99"> – </text:span><text:span text:style-name="T100">install package</text:span></text:p>
      <text:p text:style-name="P31"><text:span text:style-name="T84">r</text:span><text:span text:style-name="T75">emove</text:span><text:span text:style-name="T97"> – </text:span><text:span text:style-name="T100">uninstall package</text:span></text:p>
      <text:p text:style-name="P112"><text:span text:style-name="T75">refresh</text:span><text:span text:style-name="T97"> – upgrade snap packages</text:span></text:p>
      <text:p text:style-name="P31">$ flatpak<text:span text:style-name="T31"> – </text:span><text:span text:style-name="T47">build, install and run applications</text:span></text:p>
      <text:p text:style-name="P104"><text:span text:style-name="T69">install</text:span><text:span text:style-name="T104"> – </text:span></text:p>
      <text:p text:style-name="P149"><text:span text:style-name="T161">MAIN</text:span><text:span text:style-name="T195"> APPS</text:span></text:p>
      <text:p text:style-name="P90"><text:span text:style-name="T2">$ gedit</text:span><text:span text:style-name="T31"> – text editor</text:span></text:p>
      <text:p text:style-name="P91"><text:span text:style-name="T2">$ eog</text:span> – <text:span text:style-name="T168">view image files</text:span></text:p>
      <text:p text:style-name="P91"><text:span text:style-name="T2">$ evince</text:span> – <text:span text:style-name="T168">read .pdf files</text:span></text:p>
      <text:p text:style-name="P91"><text:span text:style-name="T2">$ tad</text:span> – view .csv files</text:p>
      <text:p text:style-name="P106"><text:span text:style-name="T2">$ freecad</text:span> – works with .cad and .dxf files</text:p>
      <text:p text:style-name="P97"><text:span text:style-name="T2">$ gufw</text:span> – uncomplicated linux firewall</text:p>
      <text:p text:style-name="P143">ENVIRONMENT VARIABLES</text:p>
      <text:p text:style-name="P122"><text:span text:style-name="T172">$ env</text:span><text:span text:style-name="T196"> – print all the environment variables</text:span></text:p>
      <text:p text:style-name="P123"><text:span text:style-name="T172">$ unset</text:span><text:span text:style-name="T196"> – remove env. variable</text:span></text:p>
      <text:p text:style-name="P121"><text:span text:style-name="T174">$PATH</text:span><text:span text:style-name="T197"> – executable files directories path</text:span></text:p>
      <text:p text:style-name="P122"><text:span text:style-name="T172">$USER</text:span><text:span text:style-name="T196"> – user's name</text:span></text:p>
      <text:p text:style-name="P122"><text:span text:style-name="T172">$HOME</text:span><text:span text:style-name="T196"> – home directory path</text:span></text:p>
      <text:p text:style-name="P121"><text:span text:style-name="T174">VAR_NAME=var_value</text:span><text:span text:style-name="T197"> – create env. variable</text:span></text:p>
      <text:p text:style-name="P145">GLOBBING</text:p>
      <text:p text:style-name="P70"><text:span text:style-name="T2">?</text:span> – <text:span text:style-name="T153">match any single character</text:span></text:p>
      <text:p text:style-name="P70"><text:span text:style-name="T2">??</text:span> – <text:span text:style-name="T153">match any two characters </text:span><text:span text:style-name="T162">(and so on)</text:span></text:p>
      <text:p text:style-name="P105"><text:span text:style-name="T9">*</text:span><text:span text:style-name="T34"> – </text:span><text:span text:style-name="T36">match any string</text:span></text:p>
      <text:p text:style-name="P88"><text:span text:style-name="T14">,</text:span><text:span text:style-name="T36"> – match multiple condition </text:span><text:span text:style-name="T31">(</text:span><text:span text:style-name="T47">e.g. </text:span><text:span text:style-name="T31">[</text:span><text:span text:style-name="T47">1</text:span><text:span text:style-name="T31">,</text:span><text:span text:style-name="T47">5</text:span><text:span text:style-name="T31">])</text:span></text:p>
      <text:p text:style-name="P88"><text:span text:style-name="T14">-</text:span><text:span text:style-name="T36"> – </text:span><text:span text:style-name="T31">match all characters in between (</text:span><text:span text:style-name="T47">e.g. </text:span><text:span text:style-name="T31">[1-5])</text:span></text:p>
      <text:p text:style-name="P89"><text:span text:style-name="T2">[x,y,z]</text:span> – match any character inside brackets</text:p>
      <text:p text:style-name="P105"><text:span text:style-name="T14">{x,y,z}</text:span><text:span text:style-name="T153"> – match any string inside braces</text:span></text:p>
      <text:p text:style-name="P88"><text:span text:style-name="T2">!</text:span><text:span text:style-name="T31"> </text:span><text:span text:style-name="T39">– </text:span><text:span text:style-name="T40">match pattern at string’s beginning</text:span></text:p>
      <text:p text:style-name="P88"><text:span text:style-name="T21">\</text:span><text:span text:style-name="T40"> – </text:span><text:span text:style-name="T51">protect subsequent </text:span><text:span text:style-name="T49">special </text:span><text:span text:style-name="T51">character</text:span></text:p>
      <text:p text:style-name="P144">REGULAR EXPRESSION</text:p>
      <text:p text:style-name="P135"><text:span text:style-name="T182">R</text:span><text:span text:style-name="T183">odolfo Veiga</text:span><text:span text:style-name="T197"> – </text:span><text:span text:style-name="T202">match only the first occurence of the pattern "</text:span><text:span text:style-name="T203">R</text:span><text:span text:style-name="T204">odolfo Veiga"</text:span></text:p>
      <text:p text:style-name="P135"><text:span text:style-name="T174">^</text:span><text:span text:style-name="T197"> – </text:span><text:span text:style-name="T198">string starts with pattern (right)</text:span></text:p>
      <text:p text:style-name="P135"><text:span text:style-name="T179">$</text:span><text:span text:style-name="T174"> </text:span><text:span text:style-name="T197">– </text:span><text:span text:style-name="T198">string ends with pattern (left)</text:span></text:p>
      <text:p text:style-name="P133"><text:span text:style-name="T179">.</text:span><text:span text:style-name="T198"> </text:span><text:span text:style-name="T197">– </text:span><text:span text:style-name="T199">match any single character</text:span></text:p>
      <text:p text:style-name="P133"><text:span text:style-name="T179">|</text:span><text:span text:style-name="T198"> </text:span><text:span text:style-name="T197">– </text:span><text:span text:style-name="T199">match either one (left) or another (right) pattern (</text:span><text:span text:style-name="T180">or operator</text:span><text:span text:style-name="T199">)</text:span></text:p>
      <text:p text:style-name="P135"><text:span text:style-name="T180">()</text:span><text:span text:style-name="T199"> </text:span><text:span text:style-name="T197">– </text:span><text:span text:style-name="T199">match groups (sequences) of characters</text:span></text:p>
      <text:p text:style-name="P50"><text:span text:style-name="T180">[]</text:span><text:span text:style-name="T199"> </text:span><text:span text:style-name="T197">– </text:span><text:span text:style-name="T200">match any single character inside the brackets (doesn't need the or operator)</text:span></text:p>
      <text:p text:style-name="P45"><text:span text:style-name="T172">[a-d]</text:span><text:span text:style-name="T201"> – </text:span><text:span text:style-name="T196">lowercase between "a" and "d"</text:span></text:p>
      <text:p text:style-name="P45"><text:span text:style-name="T172">[a-zA-Z]</text:span><text:span text:style-name="T201"> – </text:span><text:span text:style-name="T196">any letter (lowercase or uppercase)</text:span></text:p>
      <text:p text:style-name="P51"><text:span text:style-name="T123">[1-3]</text:span><text:span text:style-name="T134"> – </text:span><text:span text:style-name="T133">digit between 1 and 3 / </text:span><text:span text:style-name="T123">[0-9]</text:span><text:span text:style-name="T134"> – </text:span><text:span text:style-name="T133">any digit</text:span></text:p>
      <text:p text:style-name="P52"><text:span text:style-name="T120">[^]</text:span><text:span text:style-name="T134"> – </text:span><text:span text:style-name="T135">any </text:span><text:span text:style-name="T131">character, </text:span><text:span text:style-name="T136">except those inside the brackets</text:span><text:span text:style-name="T131"> (right)</text:span></text:p>
      <text:p text:style-name="P134"><text:span text:style-name="T120">Obs.</text:span><text:span text:style-name="T131">: besides "^", any other </text:span><text:span text:style-name="T136">special </text:span><text:span text:style-name="T131">character loses its power inside brackets</text:span></text:p>
      <text:p text:style-name="P128"><text:span text:style-name="T179">*</text:span><text:span text:style-name="T198"> </text:span><text:span text:style-name="T197">– </text:span><text:span text:style-name="T199">single character or group</text:span><text:span text:style-name="T198"> (left) matches zero or more times </text:span><text:span text:style-name="T205">(as many as possible)</text:span></text:p>
      <text:p text:style-name="P129"><text:span text:style-name="T172">+</text:span><text:span text:style-name="T196"> </text:span><text:span text:style-name="T197">– </text:span><text:span text:style-name="T199">single character or group</text:span><text:span text:style-name="T196"> (left) matches one or more times </text:span><text:span text:style-name="T205">(as many as possible)</text:span></text:p>
      <text:p text:style-name="P129"><text:span text:style-name="T172">?</text:span><text:span text:style-name="T196"> </text:span><text:span text:style-name="T197">– </text:span><text:span text:style-name="T199">single character or group</text:span><text:span text:style-name="T196"> (left) matches zero or one time </text:span><text:span text:style-name="T205">(prefer one time)</text:span></text:p>
      <text:p text:style-name="P131"><text:span text:style-name="T184">*?</text:span><text:span text:style-name="T205"> </text:span><text:span text:style-name="T197">– </text:span><text:span text:style-name="T206">same as *, but match as few as possible</text:span></text:p>
      <text:p text:style-name="P132"><text:span text:style-name="T184">+?</text:span><text:span text:style-name="T205"> </text:span><text:span text:style-name="T197">– </text:span><text:span text:style-name="T206">same as +, but match as few as possible</text:span></text:p>
      <text:p text:style-name="P138"><text:span text:style-name="T174">??</text:span><text:span text:style-name="T197"> – </text:span><text:span text:style-name="T206">same as ?, but prefer zero</text:span></text:p>
      <text:p text:style-name="P49"><text:span text:style-name="T172">{n}</text:span><text:span text:style-name="T196"> </text:span><text:span text:style-name="T197">– </text:span><text:span text:style-name="T199">single character or group</text:span><text:span text:style-name="T196"> (left) matches </text:span><text:span text:style-name="T199">exactly</text:span><text:span text:style-name="T196"> "n" times</text:span></text:p>
      <text:p text:style-name="P43">{n,}<text:span text:style-name="T31"> – single character or group (left) matches at least "n" times</text:span></text:p>
      <text:p text:style-name="P119"><text:span text:style-name="T172">{n</text:span><text:span text:style-name="T213">1</text:span><text:span text:style-name="T172">,n</text:span><text:span text:style-name="T213">2</text:span><text:span text:style-name="T172">}</text:span><text:span text:style-name="T196"> </text:span><text:span text:style-name="T197">– </text:span><text:span text:style-name="T199">single character or group</text:span><text:span text:style-name="T196"> (left) matches from "n</text:span><text:span text:style-name="T212">1</text:span><text:span text:style-name="T196">" to "n</text:span><text:span text:style-name="T212">2</text:span><text:span text:style-name="T196">" times</text:span></text:p>
      <text:p text:style-name="P137"><text:span text:style-name="T172">x(?=y)</text:span><text:span text:style-name="T198"> </text:span><text:span text:style-name="T197">– </text:span><text:span text:style-name="T196">match an "x" followed by an "y"</text:span></text:p>
      <text:p text:style-name="P137"><text:span text:style-name="T172">x(?!y)</text:span><text:span text:style-name="T198"> </text:span><text:span text:style-name="T197">– </text:span><text:span text:style-name="T196">match an "x" not followed by an "y"</text:span></text:p>
      <text:p text:style-name="P130"><text:span text:style-name="T182">(?&lt;=y)x</text:span><text:span text:style-name="T196"> </text:span><text:span text:style-name="T197">– </text:span><text:span text:style-name="T203">match an "x" preceded by an "y"</text:span></text:p>
      <text:p text:style-name="P130"><text:span text:style-name="T182">(?&lt;!y)x</text:span><text:span text:style-name="T197"> – </text:span><text:span text:style-name="T203">match an "x" not preceded by an "y"</text:span></text:p>
      <text:p text:style-name="P53"><text:span text:style-name="T172">\</text:span><text:span text:style-name="T197"> – </text:span><text:span text:style-name="T196">escape special characters</text:span></text:p>
      <text:p text:style-name="P46"><text:span text:style-name="T172">\d</text:span><text:span text:style-name="T196"> </text:span><text:span text:style-name="T197"><text:s/>– </text:span><text:span text:style-name="T196">match a digit / </text:span><text:span text:style-name="T172">\s</text:span><text:span text:style-name="T197"> – </text:span><text:span text:style-name="T196">match a white space</text:span></text:p>
      <text:p text:style-name="P151"><text:span text:style-name="T172">\D</text:span><text:span text:style-name="T197"> – </text:span><text:span text:style-name="T196">match anything </text:span><text:span text:style-name="T207">but</text:span><text:span text:style-name="T196"> a digit</text:span></text:p>
      <text:p text:style-name="P152"><text:span text:style-name="T119">\S</text:span><text:span text:style-name="T130"> – match anything but a white space</text:span></text:p>
      <text:p text:style-name="P46"><text:span text:style-name="T172">\w</text:span><text:span text:style-name="T181"> </text:span><text:span text:style-name="T197">– </text:span><text:span text:style-name="T196">match alphanumeric plus underscore ("word")</text:span></text:p>
      <text:p text:style-name="P54"><text:span text:style-name="T115">\b</text:span><text:span text:style-name="T114"> </text:span><text:span text:style-name="T127">– </text:span><text:span text:style-name="T126">match a boundary between two "words" (</text:span><text:span text:style-name="T115">\w</text:span><text:span text:style-name="T126">)</text:span></text:p>
      <text:p text:style-name="P136"><text:span text:style-name="T115">\</text:span><text:span text:style-name="T110">1</text:span><text:span text:style-name="T127">– </text:span><text:span text:style-name="T124">backreference to capturing group </text:span><text:span text:style-name="T110">()</text:span></text:p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398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in" fo:margin-bottom="0.1181in" loext:contextual-spacing="false"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13pt" fo:font-weight="bold" style:font-size-asian="28pt" style:font-weight-asian="bold" style:font-size-complex="28pt" style:font-weight-complex="bold"/>
    </style:style>
    <style:style style:name="LINES" style:family="paragraph" style:parent-style-name="Standard">
      <style:text-properties officeooo:rsid="0015ad85"/>
    </style:style>
    <style:style style:name="STYLE1" style:family="paragraph" style:parent-style-name="LINES"/>
    <style:style style:name="STYLE2" style:family="paragraph" style:parent-style-name="STYLE1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" style:family="paragraph" style:parent-style-name="Standard">
      <style:paragraph-properties fo:margin-top="0in" fo:margin-bottom="0.0984in" loext:contextual-spacing="false"/>
    </style:style>
    <style:style style:name="SUBTEXT" style:family="paragraph" style:parent-style-name="Standard">
      <style:paragraph-properties fo:margin-top="0in" fo:margin-bottom="0.0984in" loext:contextual-spacing="false"/>
      <style:text-properties officeooo:rsid="00128bde"/>
    </style:style>
    <style:style style:name="TITLE" style:family="paragraph" style:parent-style-name="Title">
      <style:paragraph-properties fo:margin-top="0.0783in" fo:margin-bottom="0.1575in" loext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0634in" fo:page-height="8.2681in" style:num-format="1" style:print-orientation="landscape" fo:margin-top="0.5665in" fo:margin-bottom="0.5665in" fo:margin-left="0.5665in" fo:margin-right="0.5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>
          <style:column-sep style:width="0.0173in" style:color="#000000" style:height="100%" style:style="solid"/>
          <style:column style:rel-width="4766*" fo:start-indent="0in" fo:end-indent="0in"/>
          <style:column style:rel-width="4766*" fo:start-indent="0in" fo:end-indent="0in"/>
          <style:column style:rel-width="4767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2:47:15.357016882</meta:creation-date>
    <dc:date>2020-07-23T09:31:12.320409650</dc:date>
    <meta:editing-duration>PT7H50M5S</meta:editing-duration>
    <meta:editing-cycles>56</meta:editing-cycles>
    <meta:generator>LibreOffice/6.4.4.2$Linux_X86_64 LibreOffice_project/40$Build-2</meta:generator>
    <meta:document-statistic meta:table-count="0" meta:image-count="0" meta:object-count="0" meta:page-count="3" meta:paragraph-count="224" meta:word-count="1477" meta:character-count="8721" meta:non-whitespace-character-count="7210"/>
  </office:meta>
</office:document-meta>
</file>